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61.91mm"/>
    </style:style>
    <style:style style:name="co3" style:family="table-column">
      <style:table-column-properties fo:break-before="auto" style:column-width="66.53mm"/>
    </style:style>
    <style:style style:name="co4" style:family="table-column">
      <style:table-column-properties fo:break-before="auto" style:column-width="49.1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36.84mm"/>
    </style:style>
    <style:style style:name="co7" style:family="table-column">
      <style:table-column-properties fo:break-before="auto" style:column-width="149.51mm"/>
    </style:style>
    <style:style style:name="ro1" style:family="table-row">
      <style:table-row-properties style:row-height="39.62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2mm" fo:break-before="auto" style:use-optimal-row-height="true"/>
    </style:style>
    <style:style style:name="ro5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bold" style:font-name-complex="DejaVu San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DejaVu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0.06pt solid #000000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DejaVu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DejaVu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DejaVu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DejaVu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DejaVu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DejaVu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DejaVu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DejaVu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Drop Down Options With name" table:style-name="ta1"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default-cell-style-name="ce12"/>
        <table:table-column table:style-name="co2" table:default-cell-style-name="ce13"/>
        <table:table-column table:style-name="co3" table:default-cell-style-name="ce2"/>
        <table:table-column table:style-name="co1" table:default-cell-style-name="Default"/>
        <table:table-column table:style-name="co1" table:number-columns-repeated="4" table:default-cell-style-name="ce2"/>
        <table:table-column table:style-name="co4" table:default-cell-style-name="ce2"/>
        <table:table-column table:style-name="co1" table:number-columns-repeated="10" table:default-cell-style-name="ce2"/>
        <table:table-column table:style-name="co5" table:number-columns-repeated="4" table:default-cell-style-name="ce2"/>
        <table:table-row table:style-name="ro1">
          <table:table-cell table:style-name="ce1" office:value-type="string" calcext:value-type="string">
            <text:p>Sales District/Industry</text:p>
          </table:table-cell>
          <table:table-cell table:style-name="ce1" office:value-type="string" calcext:value-type="string">
            <text:p>Sales Ofice/Region</text:p>
          </table:table-cell>
          <table:table-cell table:style-name="ce1" office:value-type="string" calcext:value-type="string">
            <text:p>Sales Group/Country</text:p>
          </table:table-cell>
          <table:table-cell table:style-name="ce1" office:value-type="string" calcext:value-type="string">
            <text:p>Customer Group / Business Unit</text:p>
          </table:table-cell>
          <table:table-cell table:style-name="ce1" office:value-type="string" calcext:value-type="string">
            <text:p>PAC Descriptions (per each BU)</text:p>
          </table:table-cell>
          <table:table-cell table:style-name="ce1"/>
          <table:table-cell table:style-name="ce1" office:value-type="string" calcext:value-type="string">
            <text:p>SBU for all BUs</text:p>
          </table:table-cell>
          <table:table-cell table:style-name="ce1"/>
          <table:table-cell table:style-name="ce1" office:value-type="string" calcext:value-type="string">
            <text:p>Functionality</text:p>
          </table:table-cell>
          <table:table-cell table:style-name="ce1"/>
          <table:table-cell table:style-name="ce1" office:value-type="string" calcext:value-type="string">
            <text:p>Opportunity Status</text:p>
          </table:table-cell>
          <table:table-cell table:style-name="ce1"/>
          <table:table-cell table:style-name="ce1" office:value-type="string" calcext:value-type="string">
            <text:p>Opportunity Type</text:p>
          </table:table-cell>
          <table:table-cell table:style-name="ce1"/>
          <table:table-cell table:style-name="ce1" office:value-type="string" calcext:value-type="string">
            <text:p>Stage Qualification</text:p>
            <text:p>Probability of Winning</text:p>
          </table:table-cell>
          <table:table-cell table:style-name="ce1"/>
          <table:table-cell table:style-name="ce1" office:value-type="string" calcext:value-type="string">
            <text:p>Result Reason</text:p>
          </table:table-cell>
          <table:table-cell table:style-name="ce1"/>
          <table:table-cell table:style-name="ce1" office:value-type="string" calcext:value-type="string">
            <text:p>UOM</text:p>
          </table:table-cell>
          <table:table-cell table:style-name="ce1"/>
          <table:table-cell table:style-name="ce1" office:value-type="string" calcext:value-type="string">
            <text:p>Contact Relationship</text:p>
          </table:table-cell>
          <table:table-cell table:style-name="ce13"/>
          <table:table-cell table:style-name="ce1" office:value-type="string" calcext:value-type="string">
            <text:p>Contact Nature / Role Assignment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CONSUMER - (52100)</text:p>
          </table:table-cell>
          <table:table-cell table:style-name="ce3" office:value-type="string" calcext:value-type="string">
            <text:p>CHINA</text:p>
          </table:table-cell>
          <table:table-cell table:style-name="ce9" office:value-type="string" calcext:value-type="string">
            <text:p>GREATER CHINA (5C1)</text:p>
          </table:table-cell>
          <table:table-cell table:style-name="ce5" office:value-type="string" calcext:value-type="string">
            <text:p>AGCHEM</text:p>
          </table:table-cell>
          <table:table-cell table:style-name="ce11" office:value-type="string" calcext:value-type="string">
            <text:p>AGCHEM</text:p>
          </table:table-cell>
          <table:table-cell table:formula="of:=SUBSTITUTE(SUBSTITUTE([.G2]; &quot; &quot;; &quot;_&quot;); &quot;-&quot;; &quot;_&quot;)" office:value-type="string" office:string-value="ACRYLATES" calcext:value-type="string">
            <text:p>ACRYLATES</text:p>
          </table:table-cell>
          <table:table-cell office:value-type="string" calcext:value-type="string">
            <text:p>ACRYLATES</text:p>
          </table:table-cell>
          <table:table-cell table:style-name="ce13" table:formula="of:=SUBSTITUTE(SUBSTITUTE([.I2]; &quot; &quot;; &quot;_&quot;); &quot;-&quot;; &quot;_&quot;)" office:value-type="string" office:string-value="ADHESION" calcext:value-type="string">
            <text:p>ADHESION</text:p>
          </table:table-cell>
          <table:table-cell office:value-type="string" calcext:value-type="string">
            <text:p>ADHESION</text:p>
          </table:table-cell>
          <table:table-cell table:style-name="ce13" table:formula="of:=SUBSTITUTE(SUBSTITUTE(SUBSTITUTE([.K2]; &quot; &quot;; &quot;_&quot;); &quot;-&quot;; &quot;_&quot;); &quot;/&quot;; &quot;_&quot;)" office:value-type="string" office:string-value="OPEN___IN_PROGRESS" calcext:value-type="string">
            <text:p>OPEN___IN_PROGRESS</text:p>
          </table:table-cell>
          <table:table-cell office:value-type="string" calcext:value-type="string">
            <text:p>OPEN / IN-PROGRESS</text:p>
          </table:table-cell>
          <table:table-cell table:style-name="ce13" table:formula="of:=SUBSTITUTE(  SUBSTITUTE(   SUBSTITUTE(    SUBSTITUTE(     SUBSTITUTE(      [.M2]; &quot; &quot;; &quot;_&quot;     )     ; &quot;-&quot;; &quot;_&quot;    ); &quot;/&quot;; &quot;_&quot;   ); &quot;%&quot;; &quot;PERCENT&quot;  ); &quot;@&quot;; &quot;AT&quot; )" office:value-type="string" office:string-value="NEW_BUSINESS" calcext:value-type="string">
            <text:p>NEW_BUSINESS</text:p>
          </table:table-cell>
          <table:table-cell office:value-type="string" calcext:value-type="string">
            <text:p>NEW BUSINESS</text:p>
          </table:table-cell>
          <table:table-cell table:style-name="ce13" table:formula="of:=SUBSTITUTE(  SUBSTITUTE(   SUBSTITUTE(    SUBSTITUTE(     SUBSTITUTE(      SUBSTITUTE(       SUBSTITUTE(        [.O2]; &quot; &quot;; &quot;_&quot;       )       ; &quot;-&quot;; &quot;_&quot;      ); &quot;/&quot;; &quot;_&quot;     ); &quot;%&quot;; &quot;PERCENT&quot;    ); &quot;@&quot;; &quot;AT&quot;   ); &quot;(&quot;; &quot;_&quot;  ); &quot;)&quot;; &quot;_&quot; )" office:value-type="string" office:string-value="STAGE_1__AT_25PERCENT_" calcext:value-type="string">
            <text:p>STAGE_1__AT_25PERCENT_</text:p>
          </table:table-cell>
          <table:table-cell office:value-type="string" calcext:value-type="string">
            <text:p>STAGE-1 (@ 25%)</text:p>
          </table:table-cell>
          <table:table-cell table:style-name="ce13" table:formula="of:=SUBSTITUTE(  SUBSTITUTE(   SUBSTITUTE(    SUBSTITUTE(     SUBSTITUTE(      SUBSTITUTE(       SUBSTITUTE(        [.Q2]; &quot; &quot;; &quot;_&quot;       )       ; &quot;-&quot;; &quot;_&quot;      ); &quot;/&quot;; &quot;_&quot;     ); &quot;%&quot;; &quot;PERCENT&quot;    ); &quot;@&quot;; &quot;AT&quot;   ); &quot;(&quot;; &quot;_&quot;  ); &quot;)&quot;; &quot;_&quot; )" office:value-type="string" office:string-value="CLINICAL_TRIAL" calcext:value-type="string">
            <text:p>CLINICAL_TRIAL</text:p>
          </table:table-cell>
          <table:table-cell office:value-type="string" calcext:value-type="string">
            <text:p>CLINICAL TRIAL</text:p>
          </table:table-cell>
          <table:table-cell table:style-name="ce13" table:formula="of:=SUBSTITUTE(  SUBSTITUTE(   SUBSTITUTE(    SUBSTITUTE(     SUBSTITUTE(      SUBSTITUTE(       SUBSTITUTE(        [.S2]; &quot; &quot;; &quot;_&quot;       )       ; &quot;-&quot;; &quot;_&quot;      ); &quot;/&quot;; &quot;_&quot;     ); &quot;%&quot;; &quot;PERCENT&quot;    ); &quot;@&quot;; &quot;AT&quot;   ); &quot;(&quot;; &quot;_&quot;  ); &quot;)&quot;; &quot;_&quot; )" office:value-type="string" office:string-value="KILOGRAM" calcext:value-type="string">
            <text:p>KILOGRAM</text:p>
          </table:table-cell>
          <table:table-cell office:value-type="string" calcext:value-type="string">
            <text:p>KILOGRAM</text:p>
          </table:table-cell>
          <table:table-cell table:style-name="ce13" table:formula="of:=SUBSTITUTE(  SUBSTITUTE(   SUBSTITUTE(    SUBSTITUTE(     SUBSTITUTE(      SUBSTITUTE(       SUBSTITUTE(        [.U2]; &quot; &quot;; &quot;_&quot;       )       ; &quot;-&quot;; &quot;_&quot;      ); &quot;/&quot;; &quot;_&quot;     ); &quot;%&quot;; &quot;PERCENT&quot;    ); &quot;@&quot;; &quot;AT&quot;   ); &quot;(&quot;; &quot;_&quot;  ); &quot;)&quot;; &quot;_&quot; )" office:value-type="string" office:string-value="TRUSTWORTHY" calcext:value-type="string">
            <text:p>TRUSTWORTHY</text:p>
          </table:table-cell>
          <table:table-cell office:value-type="string" calcext:value-type="string">
            <text:p>TRUSTWORTHY</text:p>
          </table:table-cell>
          <table:table-cell table:style-name="ce13" table:formula="of:=SUBSTITUTE(  SUBSTITUTE(   SUBSTITUTE(    SUBSTITUTE(     SUBSTITUTE(      SUBSTITUTE(       SUBSTITUTE(        [.W2]; &quot; &quot;; &quot;_&quot;       )       ; &quot;-&quot;; &quot;_&quot;      ); &quot;/&quot;; &quot;_&quot;     ); &quot;%&quot;; &quot;PERCENT&quot;    ); &quot;@&quot;; &quot;AT&quot;   ); &quot;(&quot;; &quot;_&quot;  ); &quot;)&quot;; &quot;_&quot; )" office:value-type="string" office:string-value="COACH___CHAMPION" calcext:value-type="string">
            <text:p>COACH___CHAMPION</text:p>
          </table:table-cell>
          <table:table-cell office:value-type="string" calcext:value-type="string">
            <text:p>COACH / CHAMPION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INDUSTRIAL - (52200)</text:p>
          </table:table-cell>
          <table:table-cell table:style-name="ce4"/>
          <table:table-cell table:style-name="ce10" office:value-type="string" calcext:value-type="string">
            <text:p>TAIWAN (5I5)</text:p>
          </table:table-cell>
          <table:table-cell/>
          <table:table-cell table:style-name="Default"/>
          <table:table-cell table:formula="of:=SUBSTITUTE(SUBSTITUTE([.G3]; &quot; &quot;; &quot;_&quot;); &quot;-&quot;; &quot;_&quot;)" office:value-type="string" office:string-value="ADVANCED_MATERIALS" calcext:value-type="string">
            <text:p>ADVANCED_MATERIALS</text:p>
          </table:table-cell>
          <table:table-cell office:value-type="string" calcext:value-type="string">
            <text:p>ADVANCED MATERIALS</text:p>
          </table:table-cell>
          <table:table-cell table:style-name="ce13" table:formula="of:=SUBSTITUTE(SUBSTITUTE([.I3]; &quot; &quot;; &quot;_&quot;); &quot;-&quot;; &quot;_&quot;)" office:value-type="string" office:string-value="ADVANTIA_COATING_SYSTEM" calcext:value-type="string">
            <text:p>ADVANTIA_COATING_SYSTEM</text:p>
          </table:table-cell>
          <table:table-cell office:value-type="string" calcext:value-type="string">
            <text:p>ADVANTIA COATING SYSTEM</text:p>
          </table:table-cell>
          <table:table-cell table:style-name="ce13" table:formula="of:=SUBSTITUTE(SUBSTITUTE(SUBSTITUTE([.K3]; &quot; &quot;; &quot;_&quot;); &quot;-&quot;; &quot;_&quot;); &quot;/&quot;; &quot;_&quot;)" office:value-type="string" office:string-value="ON___HOLD" calcext:value-type="string">
            <text:p>ON___HOLD</text:p>
          </table:table-cell>
          <table:table-cell office:value-type="string" calcext:value-type="string">
            <text:p>ON - HOLD</text:p>
          </table:table-cell>
          <table:table-cell table:style-name="ce13" table:formula="of:=SUBSTITUTE(  SUBSTITUTE(   SUBSTITUTE(    SUBSTITUTE(     SUBSTITUTE(      [.M3]; &quot; &quot;; &quot;_&quot;     )     ; &quot;-&quot;; &quot;_&quot;    ); &quot;/&quot;; &quot;_&quot;   ); &quot;%&quot;; &quot;PERCENT&quot;  ); &quot;@&quot;; &quot;AT&quot; )" office:value-type="string" office:string-value="SPOT_OPPORTUNITY" calcext:value-type="string">
            <text:p>SPOT_OPPORTUNITY</text:p>
          </table:table-cell>
          <table:table-cell office:value-type="string" calcext:value-type="string">
            <text:p>SPOT OPPORTUNITY</text:p>
          </table:table-cell>
          <table:table-cell table:style-name="ce13" table:formula="of:=SUBSTITUTE(  SUBSTITUTE(   SUBSTITUTE(    SUBSTITUTE(     SUBSTITUTE(      SUBSTITUTE(       SUBSTITUTE(        [.O3]; &quot; &quot;; &quot;_&quot;       )       ; &quot;-&quot;; &quot;_&quot;      ); &quot;/&quot;; &quot;_&quot;     ); &quot;%&quot;; &quot;PERCENT&quot;    ); &quot;@&quot;; &quot;AT&quot;   ); &quot;(&quot;; &quot;_&quot;  ); &quot;)&quot;; &quot;_&quot; )" office:value-type="string" office:string-value="STAGE_2__AT_50PERCENT_" calcext:value-type="string">
            <text:p>STAGE_2__AT_50PERCENT_</text:p>
          </table:table-cell>
          <table:table-cell office:value-type="string" calcext:value-type="string">
            <text:p>STAGE-2 (@ 50%)</text:p>
          </table:table-cell>
          <table:table-cell table:style-name="ce13" table:formula="of:=SUBSTITUTE(  SUBSTITUTE(   SUBSTITUTE(    SUBSTITUTE(     SUBSTITUTE(      SUBSTITUTE(       SUBSTITUTE(        [.Q3]; &quot; &quot;; &quot;_&quot;       )       ; &quot;-&quot;; &quot;_&quot;      ); &quot;/&quot;; &quot;_&quot;     ); &quot;%&quot;; &quot;PERCENT&quot;    ); &quot;@&quot;; &quot;AT&quot;   ); &quot;(&quot;; &quot;_&quot;  ); &quot;)&quot;; &quot;_&quot; )" office:value-type="string" office:string-value="COMPETITOR" calcext:value-type="string">
            <text:p>COMPETITOR</text:p>
          </table:table-cell>
          <table:table-cell office:value-type="string" calcext:value-type="string">
            <text:p>COMPETITOR</text:p>
          </table:table-cell>
          <table:table-cell table:style-name="ce13" table:formula="of:=SUBSTITUTE(  SUBSTITUTE(   SUBSTITUTE(    SUBSTITUTE(     SUBSTITUTE(      SUBSTITUTE(       SUBSTITUTE(        [.S3]; &quot; &quot;; &quot;_&quot;       )       ; &quot;-&quot;; &quot;_&quot;      ); &quot;/&quot;; &quot;_&quot;     ); &quot;%&quot;; &quot;PERCENT&quot;    ); &quot;@&quot;; &quot;AT&quot;   ); &quot;(&quot;; &quot;_&quot;  ); &quot;)&quot;; &quot;_&quot; )" office:value-type="string" office:string-value="US_POUND" calcext:value-type="string">
            <text:p>US_POUND</text:p>
          </table:table-cell>
          <table:table-cell office:value-type="string" calcext:value-type="string">
            <text:p>US POUND</text:p>
          </table:table-cell>
          <table:table-cell table:style-name="ce13" table:formula="of:=SUBSTITUTE(  SUBSTITUTE(   SUBSTITUTE(    SUBSTITUTE(     SUBSTITUTE(      SUBSTITUTE(       SUBSTITUTE(        [.U3]; &quot; &quot;; &quot;_&quot;       )       ; &quot;-&quot;; &quot;_&quot;      ); &quot;/&quot;; &quot;_&quot;     ); &quot;%&quot;; &quot;PERCENT&quot;    ); &quot;@&quot;; &quot;AT&quot;   ); &quot;(&quot;; &quot;_&quot;  ); &quot;)&quot;; &quot;_&quot; )" office:value-type="string" office:string-value="IDENTIFIED" calcext:value-type="string">
            <text:p>IDENTIFIED</text:p>
          </table:table-cell>
          <table:table-cell office:value-type="string" calcext:value-type="string">
            <text:p>IDENTIFIED</text:p>
          </table:table-cell>
          <table:table-cell table:style-name="ce13" table:formula="of:=SUBSTITUTE(  SUBSTITUTE(   SUBSTITUTE(    SUBSTITUTE(     SUBSTITUTE(      SUBSTITUTE(       SUBSTITUTE(        [.W3]; &quot; &quot;; &quot;_&quot;       )       ; &quot;-&quot;; &quot;_&quot;      ); &quot;/&quot;; &quot;_&quot;     ); &quot;%&quot;; &quot;PERCENT&quot;    ); &quot;@&quot;; &quot;AT&quot;   ); &quot;(&quot;; &quot;_&quot;  ); &quot;)&quot;; &quot;_&quot; )" office:value-type="string" office:string-value="EVALUATOR___FORMULATOR" calcext:value-type="string">
            <text:p>EVALUATOR___FORMULATOR</text:p>
          </table:table-cell>
          <table:table-cell office:value-type="string" calcext:value-type="string">
            <text:p>EVALUATOR / FORMULATOR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MULTI-INDUSTRY (51600)</text:p>
          </table:table-cell>
          <table:table-cell table:style-name="Default"/>
          <table:table-cell/>
          <table:table-cell table:style-name="ce3" office:value-type="string" calcext:value-type="string">
            <text:p>SKINCARE</text:p>
          </table:table-cell>
          <table:table-cell table:style-name="ce9" office:value-type="string" calcext:value-type="string">
            <text:p>Skin Care - AP/DEO</text:p>
          </table:table-cell>
          <table:table-cell table:formula="of:=SUBSTITUTE(SUBSTITUTE([.G4]; &quot; &quot;; &quot;_&quot;); &quot;-&quot;; &quot;_&quot;)" office:value-type="string" office:string-value="AQUAFLOW" calcext:value-type="string">
            <text:p>AQUAFLOW</text:p>
          </table:table-cell>
          <table:table-cell office:value-type="string" calcext:value-type="string">
            <text:p>AQUAFLOW</text:p>
          </table:table-cell>
          <table:table-cell table:style-name="ce13" table:formula="of:=SUBSTITUTE(SUBSTITUTE([.I4]; &quot; &quot;; &quot;_&quot;); &quot;-&quot;; &quot;_&quot;)" office:value-type="string" office:string-value="ALCOHOL_TOLERANT" calcext:value-type="string">
            <text:p>ALCOHOL_TOLERANT</text:p>
          </table:table-cell>
          <table:table-cell office:value-type="string" calcext:value-type="string">
            <text:p>ALCOHOL TOLERANT</text:p>
          </table:table-cell>
          <table:table-cell table:style-name="ce13" table:formula="of:=SUBSTITUTE(SUBSTITUTE(SUBSTITUTE([.K4]; &quot; &quot;; &quot;_&quot;); &quot;-&quot;; &quot;_&quot;); &quot;/&quot;; &quot;_&quot;)" office:value-type="string" office:string-value="CLOSED___WON" calcext:value-type="string">
            <text:p>CLOSED___WON</text:p>
          </table:table-cell>
          <table:table-cell office:value-type="string" calcext:value-type="string">
            <text:p>CLOSED - WON</text:p>
          </table:table-cell>
          <table:table-cell table:style-name="ce13" table:formula="of:=SUBSTITUTE(  SUBSTITUTE(   SUBSTITUTE(    SUBSTITUTE(     SUBSTITUTE(      [.M4]; &quot; &quot;; &quot;_&quot;     )     ; &quot;-&quot;; &quot;_&quot;    ); &quot;/&quot;; &quot;_&quot;   ); &quot;%&quot;; &quot;PERCENT&quot;  ); &quot;@&quot;; &quot;AT&quot; )" office:value-type="string" office:string-value="UPSIDE_VOLUME" calcext:value-type="string">
            <text:p>UPSIDE_VOLUME</text:p>
          </table:table-cell>
          <table:table-cell office:value-type="string" calcext:value-type="string">
            <text:p>UPSIDE VOLUME</text:p>
          </table:table-cell>
          <table:table-cell table:style-name="ce13" table:formula="of:=SUBSTITUTE(  SUBSTITUTE(   SUBSTITUTE(    SUBSTITUTE(     SUBSTITUTE(      SUBSTITUTE(       SUBSTITUTE(        [.O4]; &quot; &quot;; &quot;_&quot;       )       ; &quot;-&quot;; &quot;_&quot;      ); &quot;/&quot;; &quot;_&quot;     ); &quot;%&quot;; &quot;PERCENT&quot;    ); &quot;@&quot;; &quot;AT&quot;   ); &quot;(&quot;; &quot;_&quot;  ); &quot;)&quot;; &quot;_&quot; )" office:value-type="string" office:string-value="STAGE_3__AT75PERCENT_" calcext:value-type="string">
            <text:p>STAGE_3__AT75PERCENT_</text:p>
          </table:table-cell>
          <table:table-cell office:value-type="string" calcext:value-type="string">
            <text:p>STAGE-3 (@75%)</text:p>
          </table:table-cell>
          <table:table-cell table:style-name="ce13" table:formula="of:=SUBSTITUTE(  SUBSTITUTE(   SUBSTITUTE(    SUBSTITUTE(     SUBSTITUTE(      SUBSTITUTE(       SUBSTITUTE(        [.Q4]; &quot; &quot;; &quot;_&quot;       )       ; &quot;-&quot;; &quot;_&quot;      ); &quot;/&quot;; &quot;_&quot;     ); &quot;%&quot;; &quot;PERCENT&quot;    ); &quot;@&quot;; &quot;AT&quot;   ); &quot;(&quot;; &quot;_&quot;  ); &quot;)&quot;; &quot;_&quot; )" office:value-type="string" office:string-value="CUSTOMER_PROJECT" calcext:value-type="string">
            <text:p>CUSTOMER_PROJECT</text:p>
          </table:table-cell>
          <table:table-cell office:value-type="string" calcext:value-type="string">
            <text:p>CUSTOMER PROJECT</text:p>
          </table:table-cell>
          <table:table-cell table:style-name="ce13" table:formula="of:=SUBSTITUTE(  SUBSTITUTE(   SUBSTITUTE(    SUBSTITUTE(     SUBSTITUTE(      SUBSTITUTE(       SUBSTITUTE(        [.S4]; &quot; &quot;; &quot;_&quot;       )       ; &quot;-&quot;; &quot;_&quot;      ); &quot;/&quot;; &quot;_&quot;     ); &quot;%&quot;; &quot;PERCENT&quot;    ); &quot;@&quot;; &quot;AT&quot;   ); &quot;(&quot;; &quot;_&quot;  ); &quot;)&quot;; &quot;_&quot; )" office:value-type="string" office:string-value="BOTTLE" calcext:value-type="string">
            <text:p>BOTTLE</text:p>
          </table:table-cell>
          <table:table-cell office:value-type="string" calcext:value-type="string">
            <text:p>BOTTLE</text:p>
          </table:table-cell>
          <table:table-cell table:style-name="ce13" table:formula="of:=SUBSTITUTE(  SUBSTITUTE(   SUBSTITUTE(    SUBSTITUTE(     SUBSTITUTE(      SUBSTITUTE(       SUBSTITUTE(        [.U4]; &quot; &quot;; &quot;_&quot;       )       ; &quot;-&quot;; &quot;_&quot;      ); &quot;/&quot;; &quot;_&quot;     ); &quot;%&quot;; &quot;PERCENT&quot;    ); &quot;@&quot;; &quot;AT&quot;   ); &quot;(&quot;; &quot;_&quot;  ); &quot;)&quot;; &quot;_&quot; )" office:value-type="string" office:string-value="MET_WITH" calcext:value-type="string">
            <text:p>MET_WITH</text:p>
          </table:table-cell>
          <table:table-cell office:value-type="string" calcext:value-type="string">
            <text:p>MET WITH</text:p>
          </table:table-cell>
          <table:table-cell table:style-name="ce13" table:formula="of:=SUBSTITUTE(  SUBSTITUTE(   SUBSTITUTE(    SUBSTITUTE(     SUBSTITUTE(      SUBSTITUTE(       SUBSTITUTE(        [.W4]; &quot; &quot;; &quot;_&quot;       )       ; &quot;-&quot;; &quot;_&quot;      ); &quot;/&quot;; &quot;_&quot;     ); &quot;%&quot;; &quot;PERCENT&quot;    ); &quot;@&quot;; &quot;AT&quot;   ); &quot;(&quot;; &quot;_&quot;  ); &quot;)&quot;; &quot;_&quot; )" office:value-type="string" office:string-value="VALUE_DECISION_MAKER__&#10;ECONOMIC_BUYER" calcext:value-type="string">
            <text:p>VALUE_DECISION_MAKER__</text:p>
            <text:p>ECONOMIC_BUYER</text:p>
          </table:table-cell>
          <table:table-cell office:value-type="string" calcext:value-type="string">
            <text:p>VALUE DECISION MAKER /</text:p>
            <text:p>ECONOMIC BUYER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5" office:value-type="string" calcext:value-type="string">
            <text:p>EasternEUROPE</text:p>
          </table:table-cell>
          <table:table-cell table:style-name="ce11" office:value-type="string" calcext:value-type="string">
            <text:p>EASTERN EUROPE (5D1)</text:p>
          </table:table-cell>
          <table:table-cell table:style-name="ce7"/>
          <table:table-cell office:value-type="string" calcext:value-type="string">
            <text:p>Skin Care - FACE &amp; BODY</text:p>
          </table:table-cell>
          <table:table-cell table:formula="of:=SUBSTITUTE(SUBSTITUTE([.G5]; &quot; &quot;; &quot;_&quot;); &quot;-&quot;; &quot;_&quot;)" office:value-type="string" office:string-value="BIOCIDES" calcext:value-type="string">
            <text:p>BIOCIDES</text:p>
          </table:table-cell>
          <table:table-cell office:value-type="string" calcext:value-type="string">
            <text:p>BIOCIDES</text:p>
          </table:table-cell>
          <table:table-cell table:style-name="ce13" table:formula="of:=SUBSTITUTE(SUBSTITUTE([.I5]; &quot; &quot;; &quot;_&quot;); &quot;-&quot;; &quot;_&quot;)" office:value-type="string" office:string-value="AMPHOTERIC" calcext:value-type="string">
            <text:p>AMPHOTERIC</text:p>
          </table:table-cell>
          <table:table-cell office:value-type="string" calcext:value-type="string">
            <text:p>AMPHOTERIC</text:p>
          </table:table-cell>
          <table:table-cell table:style-name="ce13" table:formula="of:=SUBSTITUTE(SUBSTITUTE(SUBSTITUTE([.K5]; &quot; &quot;; &quot;_&quot;); &quot;-&quot;; &quot;_&quot;); &quot;/&quot;; &quot;_&quot;)" office:value-type="string" office:string-value="CLOSED___LOST" calcext:value-type="string">
            <text:p>CLOSED___LOST</text:p>
          </table:table-cell>
          <table:table-cell office:value-type="string" calcext:value-type="string">
            <text:p>CLOSED - LOST</text:p>
          </table:table-cell>
          <table:table-cell table:style-name="ce13" table:formula="of:=SUBSTITUTE(  SUBSTITUTE(   SUBSTITUTE(    SUBSTITUTE(     SUBSTITUTE(      [.M5]; &quot; &quot;; &quot;_&quot;     )     ; &quot;-&quot;; &quot;_&quot;    ); &quot;/&quot;; &quot;_&quot;   ); &quot;%&quot;; &quot;PERCENT&quot;  ); &quot;@&quot;; &quot;AT&quot; )" office:value-type="string" office:string-value="PRICE_INCREASE" calcext:value-type="string">
            <text:p>PRICE_INCREASE</text:p>
          </table:table-cell>
          <table:table-cell office:value-type="string" calcext:value-type="string">
            <text:p>PRICE INCREASE</text:p>
          </table:table-cell>
          <table:table-cell table:style-name="ce13" table:formula="of:=SUBSTITUTE(  SUBSTITUTE(   SUBSTITUTE(    SUBSTITUTE(     SUBSTITUTE(      SUBSTITUTE(       SUBSTITUTE(        [.O5]; &quot; &quot;; &quot;_&quot;       )       ; &quot;-&quot;; &quot;_&quot;      ); &quot;/&quot;; &quot;_&quot;     ); &quot;%&quot;; &quot;PERCENT&quot;    ); &quot;@&quot;; &quot;AT&quot;   ); &quot;(&quot;; &quot;_&quot;  ); &quot;)&quot;; &quot;_&quot; )" office:value-type="string" office:string-value="STAGE_4__AT100PERCENT_" calcext:value-type="string">
            <text:p>STAGE_4__AT100PERCENT_</text:p>
          </table:table-cell>
          <table:table-cell office:value-type="string" calcext:value-type="string">
            <text:p>STAGE-4 (@100%)</text:p>
          </table:table-cell>
          <table:table-cell table:style-name="ce13" table:formula="of:=SUBSTITUTE(  SUBSTITUTE(   SUBSTITUTE(    SUBSTITUTE(     SUBSTITUTE(      SUBSTITUTE(       SUBSTITUTE(        [.Q5]; &quot; &quot;; &quot;_&quot;       )       ; &quot;-&quot;; &quot;_&quot;      ); &quot;/&quot;; &quot;_&quot;     ); &quot;%&quot;; &quot;PERCENT&quot;    ); &quot;@&quot;; &quot;AT&quot;   ); &quot;(&quot;; &quot;_&quot;  ); &quot;)&quot;; &quot;_&quot; )" office:value-type="string" office:string-value="FDA_APPROVAL" calcext:value-type="string">
            <text:p>FDA_APPROVAL</text:p>
          </table:table-cell>
          <table:table-cell office:value-type="string" calcext:value-type="string">
            <text:p>FDA APPROVAL</text:p>
          </table:table-cell>
          <table:table-cell table:style-name="ce13" table:formula="of:=SUBSTITUTE(  SUBSTITUTE(   SUBSTITUTE(    SUBSTITUTE(     SUBSTITUTE(      SUBSTITUTE(       SUBSTITUTE(        [.S5]; &quot; &quot;; &quot;_&quot;       )       ; &quot;-&quot;; &quot;_&quot;      ); &quot;/&quot;; &quot;_&quot;     ); &quot;%&quot;; &quot;PERCENT&quot;    ); &quot;@&quot;; &quot;AT&quot;   ); &quot;(&quot;; &quot;_&quot;  ); &quot;)&quot;; &quot;_&quot; )" office:value-type="string" office:string-value="BAG" calcext:value-type="string">
            <text:p>BAG</text:p>
          </table:table-cell>
          <table:table-cell office:value-type="string" calcext:value-type="string">
            <text:p>BAG</text:p>
          </table:table-cell>
          <table:table-cell table:style-name="ce13" table:formula="of:=SUBSTITUTE(  SUBSTITUTE(   SUBSTITUTE(    SUBSTITUTE(     SUBSTITUTE(      SUBSTITUTE(       SUBSTITUTE(        [.U5]; &quot; &quot;; &quot;_&quot;       )       ; &quot;-&quot;; &quot;_&quot;      ); &quot;/&quot;; &quot;_&quot;     ); &quot;%&quot;; &quot;PERCENT&quot;    ); &quot;@&quot;; &quot;AT&quot;   ); &quot;(&quot;; &quot;_&quot;  ); &quot;)&quot;; &quot;_&quot; )" office:value-type="string" office:string-value="UNKNOWN" calcext:value-type="string">
            <text:p>UNKNOWN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/>
          <table:table-cell/>
          <table:table-cell table:style-name="ce7"/>
          <table:table-cell office:value-type="string" calcext:value-type="string">
            <text:p>Skin Care - HYDROSHEER</text:p>
          </table:table-cell>
          <table:table-cell table:formula="of:=SUBSTITUTE(SUBSTITUTE([.G6]; &quot; &quot;; &quot;_&quot;); &quot;-&quot;; &quot;_&quot;)" office:value-type="string" office:string-value="CARBOMER" calcext:value-type="string">
            <text:p>CARBOMER</text:p>
          </table:table-cell>
          <table:table-cell office:value-type="string" calcext:value-type="string">
            <text:p>CARBOMER</text:p>
          </table:table-cell>
          <table:table-cell table:style-name="ce13" table:formula="of:=SUBSTITUTE(SUBSTITUTE([.I6]; &quot; &quot;; &quot;_&quot;); &quot;-&quot;; &quot;_&quot;)" office:value-type="string" office:string-value="ANIONIC" calcext:value-type="string">
            <text:p>ANIONIC</text:p>
          </table:table-cell>
          <table:table-cell office:value-type="string" calcext:value-type="string">
            <text:p>ANIONIC</text:p>
          </table:table-cell>
          <table:table-cell table:style-name="ce13" table:formula="of:=SUBSTITUTE(SUBSTITUTE(SUBSTITUTE([.K6]; &quot; &quot;; &quot;_&quot;); &quot;-&quot;; &quot;_&quot;); &quot;/&quot;; &quot;_&quot;)" office:value-type="string" office:string-value="CLOSED___CANCELLED_BY_CUSTOMER" calcext:value-type="string">
            <text:p>CLOSED___CANCELLED_BY_CUSTOMER</text:p>
          </table:table-cell>
          <table:table-cell office:value-type="string" calcext:value-type="string">
            <text:p>CLOSED - CANCELLED BY CUSTOMER</text:p>
          </table:table-cell>
          <table:table-cell table:style-name="ce13" table:formula="of:=SUBSTITUTE(  SUBSTITUTE(   SUBSTITUTE(    SUBSTITUTE(     SUBSTITUTE(      [.M6]; &quot; &quot;; &quot;_&quot;     )     ; &quot;-&quot;; &quot;_&quot;    ); &quot;/&quot;; &quot;_&quot;   ); &quot;%&quot;; &quot;PERCENT&quot;  ); &quot;@&quot;; &quot;AT&quot; )" office:value-type="string" office:string-value="SHARE_SHIFT" calcext:value-type="string">
            <text:p>SHARE_SHIFT</text:p>
          </table:table-cell>
          <table:table-cell office:value-type="string" calcext:value-type="string">
            <text:p>SHARE SHIFT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  SUBSTITUTE(   SUBSTITUTE(    SUBSTITUTE(     SUBSTITUTE(      SUBSTITUTE(       SUBSTITUTE(        [.Q6]; &quot; &quot;; &quot;_&quot;       )       ; &quot;-&quot;; &quot;_&quot;      ); &quot;/&quot;; &quot;_&quot;     ); &quot;%&quot;; &quot;PERCENT&quot;    ); &quot;@&quot;; &quot;AT&quot;   ); &quot;(&quot;; &quot;_&quot;  ); &quot;)&quot;; &quot;_&quot; )" office:value-type="string" office:string-value="FEATURES" calcext:value-type="string">
            <text:p>FEATURES</text:p>
          </table:table-cell>
          <table:table-cell office:value-type="string" calcext:value-type="string">
            <text:p>FEATURES</text:p>
          </table:table-cell>
          <table:table-cell table:style-name="ce13" table:formula="of:=SUBSTITUTE(  SUBSTITUTE(   SUBSTITUTE(    SUBSTITUTE(     SUBSTITUTE(      SUBSTITUTE(       SUBSTITUTE(        [.S6]; &quot; &quot;; &quot;_&quot;       )       ; &quot;-&quot;; &quot;_&quot;      ); &quot;/&quot;; &quot;_&quot;     ); &quot;%&quot;; &quot;PERCENT&quot;    ); &quot;@&quot;; &quot;AT&quot;   ); &quot;(&quot;; &quot;_&quot;  ); &quot;)&quot;; &quot;_&quot; )" office:value-type="string" office:string-value="DRUM" calcext:value-type="string">
            <text:p>DRUM</text:p>
          </table:table-cell>
          <table:table-cell office:value-type="string" calcext:value-type="string">
            <text:p>DRUM</text:p>
          </table:table-cell>
          <table:table-cell table:style-name="ce13" table:formula="of:=SUBSTITUTE(  SUBSTITUTE(   SUBSTITUTE(    SUBSTITUTE(     SUBSTITUTE(      SUBSTITUTE(       SUBSTITUTE(        [.U6]; &quot; &quot;; &quot;_&quot;       )       ; &quot;-&quot;; &quot;_&quot;      ); &quot;/&quot;; &quot;_&quot;     ); &quot;%&quot;; &quot;PERCENT&quot;    ); &quot;@&quot;; &quot;AT&quot;   ); &quot;(&quot;; &quot;_&quot;  ); &quot;)&quot;; &quot;_&quot; )" office:value-type="string" office:string-value="FAVOR_US" calcext:value-type="string">
            <text:p>FAVOR_US</text:p>
          </table:table-cell>
          <table:table-cell office:value-type="string" calcext:value-type="string">
            <text:p>FAVOR US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3" office:value-type="string" calcext:value-type="string">
            <text:p>LatinAMERICA</text:p>
          </table:table-cell>
          <table:table-cell table:style-name="ce9" office:value-type="string" calcext:value-type="string">
            <text:p>BRAZIL (5E1)</text:p>
          </table:table-cell>
          <table:table-cell table:style-name="ce7"/>
          <table:table-cell office:value-type="string" calcext:value-type="string">
            <text:p>Skin Care - LUBRICATING GELS</text:p>
          </table:table-cell>
          <table:table-cell table:formula="of:=SUBSTITUTE(SUBSTITUTE([.G7]; &quot; &quot;; &quot;_&quot;); &quot;-&quot;; &quot;_&quot;)" office:value-type="string" office:string-value="CMC" calcext:value-type="string">
            <text:p>CMC</text:p>
          </table:table-cell>
          <table:table-cell office:value-type="string" calcext:value-type="string">
            <text:p>CMC</text:p>
          </table:table-cell>
          <table:table-cell table:style-name="ce13" table:formula="of:=SUBSTITUTE(SUBSTITUTE([.I7]; &quot; &quot;; &quot;_&quot;); &quot;-&quot;; &quot;_&quot;)" office:value-type="string" office:string-value="ANTI_AGGLOMERANT" calcext:value-type="string">
            <text:p>ANTI_AGGLOMERANT</text:p>
          </table:table-cell>
          <table:table-cell office:value-type="string" calcext:value-type="string">
            <text:p>ANTI AGGLOMERANT</text:p>
          </table:table-cell>
          <table:table-cell table:style-name="ce13" table:formula="of:=SUBSTITUTE(SUBSTITUTE(SUBSTITUTE([.K7]; &quot; &quot;; &quot;_&quot;); &quot;-&quot;; &quot;_&quot;); &quot;/&quot;; &quot;_&quot;)" office:value-type="string" office:string-value="CLOSED___NOT_PURSUED_BY_ASI" calcext:value-type="string">
            <text:p>CLOSED___NOT_PURSUED_BY_ASI</text:p>
          </table:table-cell>
          <table:table-cell office:value-type="string" calcext:value-type="string">
            <text:p>CLOSED - NOT PURSUED BY ASI</text:p>
          </table:table-cell>
          <table:table-cell table:style-name="ce13" table:formula="of:=SUBSTITUTE(  SUBSTITUTE(   SUBSTITUTE(    SUBSTITUTE(     SUBSTITUTE(      [.M7]; &quot; &quot;; &quot;_&quot;     )     ; &quot;-&quot;; &quot;_&quot;    ); &quot;/&quot;; &quot;_&quot;   ); &quot;%&quot;; &quot;PERCENT&quot;  ); &quot;@&quot;; &quot;AT&quot; )" office:value-type="string" office:string-value="NEW_PRODUCT___NEW_TO_ASI" calcext:value-type="string">
            <text:p>NEW_PRODUCT___NEW_TO_ASI</text:p>
          </table:table-cell>
          <table:table-cell office:value-type="string" calcext:value-type="string">
            <text:p>NEW PRODUCT - NEW TO ASI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  SUBSTITUTE(   SUBSTITUTE(    SUBSTITUTE(     SUBSTITUTE(      SUBSTITUTE(       SUBSTITUTE(        [.Q7]; &quot; &quot;; &quot;_&quot;       )       ; &quot;-&quot;; &quot;_&quot;      ); &quot;/&quot;; &quot;_&quot;     ); &quot;%&quot;; &quot;PERCENT&quot;    ); &quot;@&quot;; &quot;AT&quot;   ); &quot;(&quot;; &quot;_&quot;  ); &quot;)&quot;; &quot;_&quot; )" office:value-type="string" office:string-value="GENERATED_NEW_OPPORTUNITY" calcext:value-type="string">
            <text:p>GENERATED_NEW_OPPORTUNITY</text:p>
          </table:table-cell>
          <table:table-cell office:value-type="string" calcext:value-type="string">
            <text:p>GENERATED NEW OPPORTUNITY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  SUBSTITUTE(   SUBSTITUTE(    SUBSTITUTE(     SUBSTITUTE(      SUBSTITUTE(       SUBSTITUTE(        [.U7]; &quot; &quot;; &quot;_&quot;       )       ; &quot;-&quot;; &quot;_&quot;      ); &quot;/&quot;; &quot;_&quot;     ); &quot;%&quot;; &quot;PERCENT&quot;    ); &quot;@&quot;; &quot;AT&quot;   ); &quot;(&quot;; &quot;_&quot;  ); &quot;)&quot;; &quot;_&quot; )" office:value-type="string" office:string-value="FAVOR_COMPETITION" calcext:value-type="string">
            <text:p>FAVOR_COMPETITION</text:p>
          </table:table-cell>
          <table:table-cell office:value-type="string" calcext:value-type="string">
            <text:p>FAVOR COMPETITION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6"/>
          <table:table-cell table:style-name="ce12" office:value-type="string" calcext:value-type="string">
            <text:p>MEXCARCA (5E2)</text:p>
          </table:table-cell>
          <table:table-cell table:style-name="ce7"/>
          <table:table-cell office:value-type="string" calcext:value-type="string">
            <text:p>Skin Care - RINSE OFF</text:p>
          </table:table-cell>
          <table:table-cell table:formula="of:=SUBSTITUTE(SUBSTITUTE([.G8]; &quot; &quot;; &quot;_&quot;); &quot;-&quot;; &quot;_&quot;)" office:value-type="string" office:string-value="CMC_JIANGMEN" calcext:value-type="string">
            <text:p>CMC_JIANGMEN</text:p>
          </table:table-cell>
          <table:table-cell office:value-type="string" calcext:value-type="string">
            <text:p>CMC JIANGMEN</text:p>
          </table:table-cell>
          <table:table-cell table:style-name="ce13" table:formula="of:=SUBSTITUTE(SUBSTITUTE([.I8]; &quot; &quot;; &quot;_&quot;); &quot;-&quot;; &quot;_&quot;)" office:value-type="string" office:string-value="ANTI_CORROSION" calcext:value-type="string">
            <text:p>ANTI_CORROSION</text:p>
          </table:table-cell>
          <table:table-cell office:value-type="string" calcext:value-type="string">
            <text:p>ANTI CORROSION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  SUBSTITUTE(   SUBSTITUTE(    SUBSTITUTE(     SUBSTITUTE(      [.M8]; &quot; &quot;; &quot;_&quot;     )     ; &quot;-&quot;; &quot;_&quot;    ); &quot;/&quot;; &quot;_&quot;   ); &quot;%&quot;; &quot;PERCENT&quot;  ); &quot;@&quot;; &quot;AT&quot; )" office:value-type="string" office:string-value="NEW_PRODUCT___NEW_TO_THE_WORLD" calcext:value-type="string">
            <text:p>NEW_PRODUCT___NEW_TO_THE_WORLD</text:p>
          </table:table-cell>
          <table:table-cell office:value-type="string" calcext:value-type="string">
            <text:p>NEW PRODUCT - NEW TO THE WORLD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  SUBSTITUTE(   SUBSTITUTE(    SUBSTITUTE(     SUBSTITUTE(      SUBSTITUTE(       SUBSTITUTE(        [.Q8]; &quot; &quot;; &quot;_&quot;       )       ; &quot;-&quot;; &quot;_&quot;      ); &quot;/&quot;; &quot;_&quot;     ); &quot;%&quot;; &quot;PERCENT&quot;    ); &quot;@&quot;; &quot;AT&quot;   ); &quot;(&quot;; &quot;_&quot;  ); &quot;)&quot;; &quot;_&quot; )" office:value-type="string" office:string-value="ASI_PROFITABILITY" calcext:value-type="string">
            <text:p>ASI_PROFITABILITY</text:p>
          </table:table-cell>
          <table:table-cell office:value-type="string" calcext:value-type="string">
            <text:p>ASI PROFITABILITY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  SUBSTITUTE(   SUBSTITUTE(    SUBSTITUTE(     SUBSTITUTE(      SUBSTITUTE(       SUBSTITUTE(        [.U8]; &quot; &quot;; &quot;_&quot;       )       ; &quot;-&quot;; &quot;_&quot;      ); &quot;/&quot;; &quot;_&quot;     ); &quot;%&quot;; &quot;PERCENT&quot;    ); &quot;@&quot;; &quot;AT&quot;   ); &quot;(&quot;; &quot;_&quot;  ); &quot;)&quot;; &quot;_&quot; )" office:value-type="string" office:string-value="NEUTRAL" calcext:value-type="string">
            <text:p>NEUTRAL</text:p>
          </table:table-cell>
          <table:table-cell office:value-type="string" calcext:value-type="string">
            <text:p>NEUTRAL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6"/>
          <table:table-cell table:style-name="ce12" office:value-type="string" calcext:value-type="string">
            <text:p>NORTH ANDEAN REGION (5E3)</text:p>
          </table:table-cell>
          <table:table-cell table:style-name="ce7"/>
          <table:table-cell office:value-type="string" calcext:value-type="string">
            <text:p>Skin Care - SUN</text:p>
          </table:table-cell>
          <table:table-cell table:formula="of:=SUBSTITUTE(SUBSTITUTE([.G9]; &quot; &quot;; &quot;_&quot;); &quot;-&quot;; &quot;_&quot;)" office:value-type="string" office:string-value="CONSTRUTION_ADDITIVES" calcext:value-type="string">
            <text:p>CONSTRUTION_ADDITIVES</text:p>
          </table:table-cell>
          <table:table-cell office:value-type="string" calcext:value-type="string">
            <text:p>CONSTRUTION ADDITIVES</text:p>
          </table:table-cell>
          <table:table-cell table:style-name="ce13" table:formula="of:=SUBSTITUTE(SUBSTITUTE([.I9]; &quot; &quot;; &quot;_&quot;); &quot;-&quot;; &quot;_&quot;)" office:value-type="string" office:string-value="ANTI_STATIC" calcext:value-type="string">
            <text:p>ANTI_STATIC</text:p>
          </table:table-cell>
          <table:table-cell office:value-type="string" calcext:value-type="string">
            <text:p>ANTI-STATIC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  SUBSTITUTE(   SUBSTITUTE(    SUBSTITUTE(     SUBSTITUTE(      [.M9]; &quot; &quot;; &quot;_&quot;     )     ; &quot;-&quot;; &quot;_&quot;    ); &quot;/&quot;; &quot;_&quot;   ); &quot;%&quot;; &quot;PERCENT&quot;  ); &quot;@&quot;; &quot;AT&quot; )" office:value-type="string" office:string-value="NEW_PRODUCT___LINE_EXTENSION___APPLICATION" calcext:value-type="string">
            <text:p>NEW_PRODUCT___LINE_EXTENSION___APPLICATION</text:p>
          </table:table-cell>
          <table:table-cell office:value-type="string" calcext:value-type="string">
            <text:p>NEW PRODUCT - LINE EXTENSION / APPLICATION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  SUBSTITUTE(   SUBSTITUTE(    SUBSTITUTE(     SUBSTITUTE(      SUBSTITUTE(       SUBSTITUTE(        [.Q9]; &quot; &quot;; &quot;_&quot;       )       ; &quot;-&quot;; &quot;_&quot;      ); &quot;/&quot;; &quot;_&quot;     ); &quot;%&quot;; &quot;PERCENT&quot;    ); &quot;@&quot;; &quot;AT&quot;   ); &quot;(&quot;; &quot;_&quot;  ); &quot;)&quot;; &quot;_&quot; )" office:value-type="string" office:string-value="ASI_PROJECT_TECHNICAL_PERFORMANCE" calcext:value-type="string">
            <text:p>ASI_PROJECT_TECHNICAL_PERFORMANCE</text:p>
          </table:table-cell>
          <table:table-cell office:value-type="string" calcext:value-type="string">
            <text:p>ASI PROJECT TECHNICAL PERFORMANCE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4"/>
          <table:table-cell table:style-name="ce10" office:value-type="string" calcext:value-type="string">
            <text:p>SOUTH ANDEAN REGION (5E4)</text:p>
          </table:table-cell>
          <table:table-cell table:style-name="ce8"/>
          <table:table-cell table:style-name="ce10" office:value-type="string" calcext:value-type="string">
            <text:p>Skin Care - WOUND CARE</text:p>
          </table:table-cell>
          <table:table-cell table:formula="of:=SUBSTITUTE(SUBSTITUTE([.G10]; &quot; &quot;; &quot;_&quot;); &quot;-&quot;; &quot;_&quot;)" office:value-type="string" office:string-value="COSMETIC_CHEMICALS" calcext:value-type="string">
            <text:p>COSMETIC_CHEMICALS</text:p>
          </table:table-cell>
          <table:table-cell office:value-type="string" calcext:value-type="string">
            <text:p>COSMETIC CHEMICALS</text:p>
          </table:table-cell>
          <table:table-cell table:style-name="ce13" table:formula="of:=SUBSTITUTE(SUBSTITUTE([.I10]; &quot; &quot;; &quot;_&quot;); &quot;-&quot;; &quot;_&quot;)" office:value-type="string" office:string-value="API" calcext:value-type="string">
            <text:p>API</text:p>
          </table:table-cell>
          <table:table-cell office:value-type="string" calcext:value-type="string">
            <text:p>API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  SUBSTITUTE(   SUBSTITUTE(    SUBSTITUTE(     SUBSTITUTE(      SUBSTITUTE(       SUBSTITUTE(        [.Q10]; &quot; &quot;; &quot;_&quot;       )       ; &quot;-&quot;; &quot;_&quot;      ); &quot;/&quot;; &quot;_&quot;     ); &quot;%&quot;; &quot;PERCENT&quot;    ); &quot;@&quot;; &quot;AT&quot;   ); &quot;(&quot;; &quot;_&quot;  ); &quot;)&quot;; &quot;_&quot; )" office:value-type="string" office:string-value="LITIGATION_ISSUE" calcext:value-type="string">
            <text:p>LITIGATION_ISSUE</text:p>
          </table:table-cell>
          <table:table-cell office:value-type="string" calcext:value-type="string">
            <text:p>LITIGATION ISSUE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/>
          <table:table-cell/>
          <table:table-cell table:style-name="ce2" office:value-type="string" calcext:value-type="string">
            <text:p> </text:p>
          </table:table-cell>
          <table:table-cell table:style-name="Default"/>
          <table:table-cell table:formula="of:=SUBSTITUTE(SUBSTITUTE([.G11]; &quot; &quot;; &quot;_&quot;); &quot;-&quot;; &quot;_&quot;)" office:value-type="string" office:string-value="EC" calcext:value-type="string">
            <text:p>EC</text:p>
          </table:table-cell>
          <table:table-cell office:value-type="string" calcext:value-type="string">
            <text:p>EC</text:p>
          </table:table-cell>
          <table:table-cell table:style-name="ce13" table:formula="of:=SUBSTITUTE(SUBSTITUTE([.I11]; &quot; &quot;; &quot;_&quot;); &quot;-&quot;; &quot;_&quot;)" office:value-type="string" office:string-value="ASR" calcext:value-type="string">
            <text:p>ASR</text:p>
          </table:table-cell>
          <table:table-cell office:value-type="string" calcext:value-type="string">
            <text:p>ASR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  SUBSTITUTE(   SUBSTITUTE(    SUBSTITUTE(     SUBSTITUTE(      SUBSTITUTE(       SUBSTITUTE(        [.Q11]; &quot; &quot;; &quot;_&quot;       )       ; &quot;-&quot;; &quot;_&quot;      ); &quot;/&quot;; &quot;_&quot;     ); &quot;%&quot;; &quot;PERCENT&quot;    ); &quot;@&quot;; &quot;AT&quot;   ); &quot;(&quot;; &quot;_&quot;  ); &quot;)&quot;; &quot;_&quot; )" office:value-type="string" office:string-value="PERFORMANCE_vs._ALTERNATIVE" calcext:value-type="string">
            <text:p>PERFORMANCE_vs._ALTERNATIVE</text:p>
          </table:table-cell>
          <table:table-cell office:value-type="string" calcext:value-type="string">
            <text:p>PERFORMANCE vs. ALTERNATIVE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3" office:value-type="string" calcext:value-type="string">
            <text:p>MiddleEastAFRICA</text:p>
          </table:table-cell>
          <table:table-cell table:style-name="ce9" office:value-type="string" calcext:value-type="string">
            <text:p>EAST AFRICA (5F2)</text:p>
          </table:table-cell>
          <table:table-cell table:style-name="ce3" office:value-type="string" calcext:value-type="string">
            <text:p>HAIRCARE</text:p>
          </table:table-cell>
          <table:table-cell table:style-name="ce9" office:value-type="string" calcext:value-type="string">
            <text:p>Hair Care - COLORANTS</text:p>
          </table:table-cell>
          <table:table-cell table:formula="of:=SUBSTITUTE(SUBSTITUTE([.G12]; &quot; &quot;; &quot;_&quot;); &quot;-&quot;; &quot;_&quot;)" office:value-type="string" office:string-value="ENCAPSULATES" calcext:value-type="string">
            <text:p>ENCAPSULATES</text:p>
          </table:table-cell>
          <table:table-cell office:value-type="string" calcext:value-type="string">
            <text:p>ENCAPSULATES</text:p>
          </table:table-cell>
          <table:table-cell table:style-name="ce13" table:formula="of:=SUBSTITUTE(SUBSTITUTE([.I12]; &quot; &quot;; &quot;_&quot;); &quot;-&quot;; &quot;_&quot;)" office:value-type="string" office:string-value="BINDER" calcext:value-type="string">
            <text:p>BINDER</text:p>
          </table:table-cell>
          <table:table-cell office:value-type="string" calcext:value-type="string">
            <text:p>BINDER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  SUBSTITUTE(   SUBSTITUTE(    SUBSTITUTE(     SUBSTITUTE(      SUBSTITUTE(       SUBSTITUTE(        [.Q12]; &quot; &quot;; &quot;_&quot;       )       ; &quot;-&quot;; &quot;_&quot;      ); &quot;/&quot;; &quot;_&quot;     ); &quot;%&quot;; &quot;PERCENT&quot;    ); &quot;@&quot;; &quot;AT&quot;   ); &quot;(&quot;; &quot;_&quot;  ); &quot;)&quot;; &quot;_&quot; )" office:value-type="string" office:string-value="PRICE" calcext:value-type="string">
            <text:p>PRICE</text:p>
          </table:table-cell>
          <table:table-cell office:value-type="string" calcext:value-type="string">
            <text:p>PRICE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6"/>
          <table:table-cell table:style-name="ce12" office:value-type="string" calcext:value-type="string">
            <text:p>GCC (5F3)</text:p>
          </table:table-cell>
          <table:table-cell table:style-name="ce6"/>
          <table:table-cell office:value-type="string" calcext:value-type="string">
            <text:p>Hair Care - CONDITIONERS</text:p>
          </table:table-cell>
          <table:table-cell table:formula="of:=SUBSTITUTE(SUBSTITUTE([.G13]; &quot; &quot;; &quot;_&quot;); &quot;-&quot;; &quot;_&quot;)" office:value-type="string" office:string-value="FILM_COATINGS" calcext:value-type="string">
            <text:p>FILM_COATINGS</text:p>
          </table:table-cell>
          <table:table-cell office:value-type="string" calcext:value-type="string">
            <text:p>FILM COATINGS</text:p>
          </table:table-cell>
          <table:table-cell table:style-name="ce13" table:formula="of:=SUBSTITUTE(SUBSTITUTE([.I13]; &quot; &quot;; &quot;_&quot;); &quot;-&quot;; &quot;_&quot;)" office:value-type="string" office:string-value="BIO_ADHESIVE" calcext:value-type="string">
            <text:p>BIO_ADHESIVE</text:p>
          </table:table-cell>
          <table:table-cell office:value-type="string" calcext:value-type="string">
            <text:p>BIO-ADHESIVE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  SUBSTITUTE(   SUBSTITUTE(    SUBSTITUTE(     SUBSTITUTE(      SUBSTITUTE(       SUBSTITUTE(        [.Q13]; &quot; &quot;; &quot;_&quot;       )       ; &quot;-&quot;; &quot;_&quot;      ); &quot;/&quot;; &quot;_&quot;     ); &quot;%&quot;; &quot;PERCENT&quot;    ); &quot;@&quot;; &quot;AT&quot;   ); &quot;(&quot;; &quot;_&quot;  ); &quot;)&quot;; &quot;_&quot; )" office:value-type="string" office:string-value="PRODUCT_APROVED_BY_FDA" calcext:value-type="string">
            <text:p>PRODUCT_APROVED_BY_FDA</text:p>
          </table:table-cell>
          <table:table-cell office:value-type="string" calcext:value-type="string">
            <text:p>PRODUCT APROVED BY FDA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6"/>
          <table:table-cell table:style-name="ce12" office:value-type="string" calcext:value-type="string">
            <text:p>MIDDLE EAST / AFRICA (5F1)</text:p>
          </table:table-cell>
          <table:table-cell table:style-name="ce6"/>
          <table:table-cell office:value-type="string" calcext:value-type="string">
            <text:p>Hair Care - PERMS / RELAXERS</text:p>
          </table:table-cell>
          <table:table-cell table:formula="of:=SUBSTITUTE(SUBSTITUTE([.G14]; &quot; &quot;; &quot;_&quot;); &quot;-&quot;; &quot;_&quot;)" office:value-type="string" office:string-value="FINE_CHEMICALS" calcext:value-type="string">
            <text:p>FINE_CHEMICALS</text:p>
          </table:table-cell>
          <table:table-cell office:value-type="string" calcext:value-type="string">
            <text:p>FINE CHEMICALS</text:p>
          </table:table-cell>
          <table:table-cell table:style-name="ce13" table:formula="of:=SUBSTITUTE(SUBSTITUTE([.I14]; &quot; &quot;; &quot;_&quot;); &quot;-&quot;; &quot;_&quot;)" office:value-type="string" office:string-value="CATALYST" calcext:value-type="string">
            <text:p>CATALYST</text:p>
          </table:table-cell>
          <table:table-cell office:value-type="string" calcext:value-type="string">
            <text:p>CATALYST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  SUBSTITUTE(   SUBSTITUTE(    SUBSTITUTE(     SUBSTITUTE(      SUBSTITUTE(       SUBSTITUTE(        [.Q14]; &quot; &quot;; &quot;_&quot;       )       ; &quot;-&quot;; &quot;_&quot;      ); &quot;/&quot;; &quot;_&quot;     ); &quot;%&quot;; &quot;PERCENT&quot;    ); &quot;@&quot;; &quot;AT&quot;   ); &quot;(&quot;; &quot;_&quot;  ); &quot;)&quot;; &quot;_&quot; )" office:value-type="string" office:string-value="PRODUCT_AVAILABILITY" calcext:value-type="string">
            <text:p>PRODUCT_AVAILABILITY</text:p>
          </table:table-cell>
          <table:table-cell office:value-type="string" calcext:value-type="string">
            <text:p>PRODUCT AVAILABILITY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6"/>
          <table:table-cell table:style-name="ce12" office:value-type="string" calcext:value-type="string">
            <text:p>NEAR EAST (5F4)</text:p>
          </table:table-cell>
          <table:table-cell table:style-name="ce6"/>
          <table:table-cell office:value-type="string" calcext:value-type="string">
            <text:p>Hair Care - SHAMPOO</text:p>
          </table:table-cell>
          <table:table-cell table:formula="of:=SUBSTITUTE(SUBSTITUTE([.G15]; &quot; &quot;; &quot;_&quot;); &quot;-&quot;; &quot;_&quot;)" office:value-type="string" office:string-value="FPS" calcext:value-type="string">
            <text:p>FPS</text:p>
          </table:table-cell>
          <table:table-cell office:value-type="string" calcext:value-type="string">
            <text:p>FPS</text:p>
          </table:table-cell>
          <table:table-cell table:style-name="ce13" table:formula="of:=SUBSTITUTE(SUBSTITUTE([.I15]; &quot; &quot;; &quot;_&quot;); &quot;-&quot;; &quot;_&quot;)" office:value-type="string" office:string-value="CATIONIC" calcext:value-type="string">
            <text:p>CATIONIC</text:p>
          </table:table-cell>
          <table:table-cell office:value-type="string" calcext:value-type="string">
            <text:p>CATIONIC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  SUBSTITUTE(   SUBSTITUTE(    SUBSTITUTE(     SUBSTITUTE(      SUBSTITUTE(       SUBSTITUTE(        [.Q15]; &quot; &quot;; &quot;_&quot;       )       ; &quot;-&quot;; &quot;_&quot;      ); &quot;/&quot;; &quot;_&quot;     ); &quot;%&quot;; &quot;PERCENT&quot;    ); &quot;@&quot;; &quot;AT&quot;   ); &quot;(&quot;; &quot;_&quot;  ); &quot;)&quot;; &quot;_&quot; )" office:value-type="string" office:string-value="PROSPECT_CANCELLED_PROJECT" calcext:value-type="string">
            <text:p>PROSPECT_CANCELLED_PROJECT</text:p>
          </table:table-cell>
          <table:table-cell office:value-type="string" calcext:value-type="string">
            <text:p>PROSPECT CANCELLED PROJECT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style-name="ce12" office:value-type="string" calcext:value-type="string">
            <text:p>NORTH AFRICA (5F5)</text:p>
          </table:table-cell>
          <table:table-cell table:style-name="ce6"/>
          <table:table-cell office:value-type="string" calcext:value-type="string">
            <text:p>Hair Care - STYLING</text:p>
          </table:table-cell>
          <table:table-cell table:formula="of:=SUBSTITUTE(SUBSTITUTE([.G16]; &quot; &quot;; &quot;_&quot;); &quot;-&quot;; &quot;_&quot;)" office:value-type="string" office:string-value="GERMINAL" calcext:value-type="string">
            <text:p>GERMINAL</text:p>
          </table:table-cell>
          <table:table-cell office:value-type="string" calcext:value-type="string">
            <text:p>GERMINAL</text:p>
          </table:table-cell>
          <table:table-cell table:style-name="ce13" table:formula="of:=SUBSTITUTE(SUBSTITUTE([.I16]; &quot; &quot;; &quot;_&quot;); &quot;-&quot;; &quot;_&quot;)" office:value-type="string" office:string-value="COLD_PROCESSABILITY" calcext:value-type="string">
            <text:p>COLD_PROCESSABILITY</text:p>
          </table:table-cell>
          <table:table-cell office:value-type="string" calcext:value-type="string">
            <text:p>COLD PROCESSABILITY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  SUBSTITUTE(   SUBSTITUTE(    SUBSTITUTE(     SUBSTITUTE(      SUBSTITUTE(       SUBSTITUTE(        [.Q16]; &quot; &quot;; &quot;_&quot;       )       ; &quot;-&quot;; &quot;_&quot;      ); &quot;/&quot;; &quot;_&quot;     ); &quot;%&quot;; &quot;PERCENT&quot;    ); &quot;@&quot;; &quot;AT&quot;   ); &quot;(&quot;; &quot;_&quot;  ); &quot;)&quot;; &quot;_&quot; )" office:value-type="string" office:string-value="PROSPECT_LOST_FUNDING" calcext:value-type="string">
            <text:p>PROSPECT_LOST_FUNDING</text:p>
          </table:table-cell>
          <table:table-cell office:value-type="string" calcext:value-type="string">
            <text:p>PROSPECT LOST FUNDING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style-name="ce12" office:value-type="string" calcext:value-type="string">
            <text:p>SOUTH AFRICA (5F6)</text:p>
          </table:table-cell>
          <table:table-cell table:style-name="ce4"/>
          <table:table-cell table:style-name="ce10" office:value-type="string" calcext:value-type="string">
            <text:p>Hair Care - TREATMENTS</text:p>
          </table:table-cell>
          <table:table-cell table:formula="of:=SUBSTITUTE(SUBSTITUTE([.G17]; &quot; &quot;; &quot;_&quot;); &quot;-&quot;; &quot;_&quot;)" office:value-type="string" office:string-value="GUAR" calcext:value-type="string">
            <text:p>GUAR</text:p>
          </table:table-cell>
          <table:table-cell office:value-type="string" calcext:value-type="string">
            <text:p>GUAR</text:p>
          </table:table-cell>
          <table:table-cell table:style-name="ce13" table:formula="of:=SUBSTITUTE(SUBSTITUTE([.I17]; &quot; &quot;; &quot;_&quot;); &quot;-&quot;; &quot;_&quot;)" office:value-type="string" office:string-value="COMPLEXATION" calcext:value-type="string">
            <text:p>COMPLEXATION</text:p>
          </table:table-cell>
          <table:table-cell office:value-type="string" calcext:value-type="string">
            <text:p>COMPLEXATION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  SUBSTITUTE(   SUBSTITUTE(    SUBSTITUTE(     SUBSTITUTE(      SUBSTITUTE(       SUBSTITUTE(        [.Q17]; &quot; &quot;; &quot;_&quot;       )       ; &quot;-&quot;; &quot;_&quot;      ); &quot;/&quot;; &quot;_&quot;     ); &quot;%&quot;; &quot;PERCENT&quot;    ); &quot;@&quot;; &quot;AT&quot;   ); &quot;(&quot;; &quot;_&quot;  ); &quot;)&quot;; &quot;_&quot; )" office:value-type="string" office:string-value="REGULATORY_ISSUE" calcext:value-type="string">
            <text:p>REGULATORY_ISSUE</text:p>
          </table:table-cell>
          <table:table-cell office:value-type="string" calcext:value-type="string">
            <text:p>REGULATORY ISSUE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6"/>
          <table:table-cell table:style-name="ce12" office:value-type="string" calcext:value-type="string">
            <text:p>SOUTH AFRICA F (5F7)</text:p>
          </table:table-cell>
          <table:table-cell/>
          <table:table-cell table:style-name="Default"/>
          <table:table-cell table:formula="of:=SUBSTITUTE(SUBSTITUTE([.G18]; &quot; &quot;; &quot;_&quot;); &quot;-&quot;; &quot;_&quot;)" office:value-type="string" office:string-value="HEC" calcext:value-type="string">
            <text:p>HEC</text:p>
          </table:table-cell>
          <table:table-cell office:value-type="string" calcext:value-type="string">
            <text:p>HEC</text:p>
          </table:table-cell>
          <table:table-cell table:style-name="ce13" table:formula="of:=SUBSTITUTE(SUBSTITUTE([.I18]; &quot; &quot;; &quot;_&quot;); &quot;-&quot;; &quot;_&quot;)" office:value-type="string" office:string-value="CROSS_LINKER" calcext:value-type="string">
            <text:p>CROSS_LINKER</text:p>
          </table:table-cell>
          <table:table-cell office:value-type="string" calcext:value-type="string">
            <text:p>CROSS-LINKER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  SUBSTITUTE(   SUBSTITUTE(    SUBSTITUTE(     SUBSTITUTE(      SUBSTITUTE(       SUBSTITUTE(        [.Q18]; &quot; &quot;; &quot;_&quot;       )       ; &quot;-&quot;; &quot;_&quot;      ); &quot;/&quot;; &quot;_&quot;     ); &quot;%&quot;; &quot;PERCENT&quot;    ); &quot;@&quot;; &quot;AT&quot;   ); &quot;(&quot;; &quot;_&quot;  ); &quot;)&quot;; &quot;_&quot; )" office:value-type="string" office:string-value="OTHER__DESCRIBE_IN_RESULTS_DESCRIPTION_" calcext:value-type="string">
            <text:p>OTHER__DESCRIBE_IN_RESULTS_DESCRIPTION_</text:p>
          </table:table-cell>
          <table:table-cell office:value-type="string" calcext:value-type="string">
            <text:p>OTHER (DESCRIBE IN RESULTS DESCRIPTION)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6"/>
          <table:table-cell table:style-name="ce12" office:value-type="string" calcext:value-type="string">
            <text:p>WEST AFRICA (5F8)</text:p>
          </table:table-cell>
          <table:table-cell table:style-name="ce3" office:value-type="string" calcext:value-type="string">
            <text:p>ORALCARE</text:p>
          </table:table-cell>
          <table:table-cell table:style-name="ce9" office:value-type="string" calcext:value-type="string">
            <text:p>Oral Care - DENTIFRICE</text:p>
          </table:table-cell>
          <table:table-cell table:formula="of:=SUBSTITUTE(SUBSTITUTE([.G19]; &quot; &quot;; &quot;_&quot;); &quot;-&quot;; &quot;_&quot;)" office:value-type="string" office:string-value="HEC_NANJING" calcext:value-type="string">
            <text:p>HEC_NANJING</text:p>
          </table:table-cell>
          <table:table-cell office:value-type="string" calcext:value-type="string">
            <text:p>HEC NANJING</text:p>
          </table:table-cell>
          <table:table-cell table:style-name="ce13" table:formula="of:=SUBSTITUTE(SUBSTITUTE([.I19]; &quot; &quot;; &quot;_&quot;); &quot;-&quot;; &quot;_&quot;)" office:value-type="string" office:string-value="DELIVERY_AGENT" calcext:value-type="string">
            <text:p>DELIVERY_AGENT</text:p>
          </table:table-cell>
          <table:table-cell office:value-type="string" calcext:value-type="string">
            <text:p>DELIVERY AGENT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4"/>
          <table:table-cell table:style-name="ce10" office:value-type="string" calcext:value-type="string">
            <text:p>WEST AFRICA F (5F9)</text:p>
          </table:table-cell>
          <table:table-cell table:style-name="ce4"/>
          <table:table-cell table:style-name="ce10" office:value-type="string" calcext:value-type="string">
            <text:p>Oral Care - DENTURE CARE</text:p>
          </table:table-cell>
          <table:table-cell table:formula="of:=SUBSTITUTE(SUBSTITUTE([.G20]; &quot; &quot;; &quot;_&quot;); &quot;-&quot;; &quot;_&quot;)" office:value-type="string" office:string-value="IRON_MICROPOWDERS" calcext:value-type="string">
            <text:p>IRON_MICROPOWDERS</text:p>
          </table:table-cell>
          <table:table-cell office:value-type="string" calcext:value-type="string">
            <text:p>IRON MICROPOWDERS</text:p>
          </table:table-cell>
          <table:table-cell table:style-name="ce13" table:formula="of:=SUBSTITUTE(SUBSTITUTE([.I20]; &quot; &quot;; &quot;_&quot;); &quot;-&quot;; &quot;_&quot;)" office:value-type="string" office:string-value="DEVELOPMENT" calcext:value-type="string">
            <text:p>DEVELOPMENT</text:p>
          </table:table-cell>
          <table:table-cell office:value-type="string" calcext:value-type="string">
            <text:p>DEVELOPMENT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/>
          <table:table-cell table:style-name="ce2" office:value-type="string" calcext:value-type="string">
            <text:p> </text:p>
          </table:table-cell>
          <table:table-cell/>
          <table:table-cell table:style-name="Default"/>
          <table:table-cell table:formula="of:=SUBSTITUTE(SUBSTITUTE([.G21]; &quot; &quot;; &quot;_&quot;); &quot;-&quot;; &quot;_&quot;)" office:value-type="string" office:string-value="ISOBUTYLENE_DERIVATIVES" calcext:value-type="string">
            <text:p>ISOBUTYLENE_DERIVATIVES</text:p>
          </table:table-cell>
          <table:table-cell office:value-type="string" calcext:value-type="string">
            <text:p>ISOBUTYLENE DERIVATIVES</text:p>
          </table:table-cell>
          <table:table-cell table:style-name="ce13" table:formula="of:=SUBSTITUTE(SUBSTITUTE([.I21]; &quot; &quot;; &quot;_&quot;); &quot;-&quot;; &quot;_&quot;)" office:value-type="string" office:string-value="DISINTEGRANT" calcext:value-type="string">
            <text:p>DISINTEGRANT</text:p>
          </table:table-cell>
          <table:table-cell office:value-type="string" calcext:value-type="string">
            <text:p>DISINTEGRANT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3" office:value-type="string" calcext:value-type="string">
            <text:p>NorthAMERICA</text:p>
          </table:table-cell>
          <table:table-cell table:style-name="ce9" office:value-type="string" calcext:value-type="string">
            <text:p>CANADA (5G1)</text:p>
          </table:table-cell>
          <table:table-cell table:style-name="ce3" office:value-type="string" calcext:value-type="string">
            <text:p>HOUSEHOLD</text:p>
          </table:table-cell>
          <table:table-cell table:style-name="ce9" office:value-type="string" calcext:value-type="string">
            <text:p>Household - AIR CARE</text:p>
          </table:table-cell>
          <table:table-cell table:formula="of:=SUBSTITUTE(SUBSTITUTE([.G22]; &quot; &quot;; &quot;_&quot;); &quot;-&quot;; &quot;_&quot;)" office:value-type="string" office:string-value="KLUCEL" calcext:value-type="string">
            <text:p>KLUCEL</text:p>
          </table:table-cell>
          <table:table-cell office:value-type="string" calcext:value-type="string">
            <text:p>KLUCEL</text:p>
          </table:table-cell>
          <table:table-cell table:style-name="ce13" table:formula="of:=SUBSTITUTE(SUBSTITUTE([.I22]; &quot; &quot;; &quot;_&quot;); &quot;-&quot;; &quot;_&quot;)" office:value-type="string" office:string-value="DISPERSANT" calcext:value-type="string">
            <text:p>DISPERSANT</text:p>
          </table:table-cell>
          <table:table-cell office:value-type="string" calcext:value-type="string">
            <text:p>DISPERSANT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4"/>
          <table:table-cell table:style-name="ce10" office:value-type="string" calcext:value-type="string">
            <text:p>US (5G2)</text:p>
          </table:table-cell>
          <table:table-cell table:style-name="ce6"/>
          <table:table-cell office:value-type="string" calcext:value-type="string">
            <text:p>Household - BLEACH</text:p>
          </table:table-cell>
          <table:table-cell table:formula="of:=SUBSTITUTE(SUBSTITUTE([.G23]; &quot; &quot;; &quot;_&quot;); &quot;-&quot;; &quot;_&quot;)" office:value-type="string" office:string-value="MC" calcext:value-type="string">
            <text:p>MC</text:p>
          </table:table-cell>
          <table:table-cell office:value-type="string" calcext:value-type="string">
            <text:p>MC</text:p>
          </table:table-cell>
          <table:table-cell table:style-name="ce13" table:formula="of:=SUBSTITUTE(SUBSTITUTE([.I23]; &quot; &quot;; &quot;_&quot;); &quot;-&quot;; &quot;_&quot;)" office:value-type="string" office:string-value="DYE_FIXATIVE" calcext:value-type="string">
            <text:p>DYE_FIXATIVE</text:p>
          </table:table-cell>
          <table:table-cell office:value-type="string" calcext:value-type="string">
            <text:p>DYE FIXATIVE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/>
          <table:table-cell/>
          <table:table-cell table:style-name="ce6"/>
          <table:table-cell office:value-type="string" calcext:value-type="string">
            <text:p>Household - DISHWASHING</text:p>
          </table:table-cell>
          <table:table-cell table:formula="of:=SUBSTITUTE(SUBSTITUTE([.G24]; &quot; &quot;; &quot;_&quot;); &quot;-&quot;; &quot;_&quot;)" office:value-type="string" office:string-value="MC_TIANPU" calcext:value-type="string">
            <text:p>MC_TIANPU</text:p>
          </table:table-cell>
          <table:table-cell office:value-type="string" calcext:value-type="string">
            <text:p>MC TIANPU</text:p>
          </table:table-cell>
          <table:table-cell table:style-name="ce13" table:formula="of:=SUBSTITUTE(SUBSTITUTE([.I24]; &quot; &quot;; &quot;_&quot;); &quot;-&quot;; &quot;_&quot;)" office:value-type="string" office:string-value="DYE_TRANSFER" calcext:value-type="string">
            <text:p>DYE_TRANSFER</text:p>
          </table:table-cell>
          <table:table-cell office:value-type="string" calcext:value-type="string">
            <text:p>DYE TRANSFER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3" office:value-type="string" calcext:value-type="string">
            <text:p>RestOfAsia</text:p>
          </table:table-cell>
          <table:table-cell table:style-name="ce9" office:value-type="string" calcext:value-type="string">
            <text:p>AUSTRALIA (5H1) / NZ</text:p>
          </table:table-cell>
          <table:table-cell table:style-name="ce6"/>
          <table:table-cell office:value-type="string" calcext:value-type="string">
            <text:p>Household - INSECTICIDES</text:p>
          </table:table-cell>
          <table:table-cell table:formula="of:=SUBSTITUTE(SUBSTITUTE([.G25]; &quot; &quot;; &quot;_&quot;); &quot;-&quot;; &quot;_&quot;)" office:value-type="string" office:string-value="NON_SBU" calcext:value-type="string">
            <text:p>NON_SBU</text:p>
          </table:table-cell>
          <table:table-cell office:value-type="string" calcext:value-type="string">
            <text:p>NON-SBU</text:p>
          </table:table-cell>
          <table:table-cell table:style-name="ce13" table:formula="of:=SUBSTITUTE(SUBSTITUTE([.I25]; &quot; &quot;; &quot;_&quot;); &quot;-&quot;; &quot;_&quot;)" office:value-type="string" office:string-value="DYE_TRANSFER_INHIBITION" calcext:value-type="string">
            <text:p>DYE_TRANSFER_INHIBITION</text:p>
          </table:table-cell>
          <table:table-cell office:value-type="string" calcext:value-type="string">
            <text:p>DYE TRANSFER INHIBITION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6"/>
          <table:table-cell table:style-name="ce12" office:value-type="string" calcext:value-type="string">
            <text:p>INDIA (5H2)BD / LK</text:p>
          </table:table-cell>
          <table:table-cell table:style-name="ce6"/>
          <table:table-cell office:value-type="string" calcext:value-type="string">
            <text:p>Household - LAUNDRY</text:p>
          </table:table-cell>
          <table:table-cell table:formula="of:=SUBSTITUTE(SUBSTITUTE([.G26]; &quot; &quot;; &quot;_&quot;); &quot;-&quot;; &quot;_&quot;)" office:value-type="string" office:string-value="PHARMA_PFR" calcext:value-type="string">
            <text:p>PHARMA_PFR</text:p>
          </table:table-cell>
          <table:table-cell office:value-type="string" calcext:value-type="string">
            <text:p>PHARMA PFR</text:p>
          </table:table-cell>
          <table:table-cell table:style-name="ce13" table:formula="of:=SUBSTITUTE(SUBSTITUTE([.I26]; &quot; &quot;; &quot;_&quot;); &quot;-&quot;; &quot;_&quot;)" office:value-type="string" office:string-value="ELECTRICAL_CONDUCTIVITY" calcext:value-type="string">
            <text:p>ELECTRICAL_CONDUCTIVITY</text:p>
          </table:table-cell>
          <table:table-cell office:value-type="string" calcext:value-type="string">
            <text:p>ELECTRICAL CONDUCTIVITY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style-name="ce12" office:value-type="string" calcext:value-type="string">
            <text:p>INDONESIA (5H3)</text:p>
          </table:table-cell>
          <table:table-cell table:style-name="ce6"/>
          <table:table-cell office:value-type="string" calcext:value-type="string">
            <text:p>Household - POLISHES</text:p>
          </table:table-cell>
          <table:table-cell table:formula="of:=SUBSTITUTE(SUBSTITUTE([.G27]; &quot; &quot;; &quot;_&quot;); &quot;-&quot;; &quot;_&quot;)" office:value-type="string" office:string-value="PHOSPHATE_ESTERS" calcext:value-type="string">
            <text:p>PHOSPHATE_ESTERS</text:p>
          </table:table-cell>
          <table:table-cell office:value-type="string" calcext:value-type="string">
            <text:p>PHOSPHATE ESTERS</text:p>
          </table:table-cell>
          <table:table-cell table:style-name="ce13" table:formula="of:=SUBSTITUTE(SUBSTITUTE([.I27]; &quot; &quot;; &quot;_&quot;); &quot;-&quot;; &quot;_&quot;)" office:value-type="string" office:string-value="ELECTRICAL_RESISTANCE" calcext:value-type="string">
            <text:p>ELECTRICAL_RESISTANCE</text:p>
          </table:table-cell>
          <table:table-cell office:value-type="string" calcext:value-type="string">
            <text:p>ELECTRICAL RESISTANCE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style-name="ce12" office:value-type="string" calcext:value-type="string">
            <text:p>JAPAN (5H4)</text:p>
          </table:table-cell>
          <table:table-cell table:style-name="ce6"/>
          <table:table-cell office:value-type="string" calcext:value-type="string">
            <text:p>Household - SURFACE CARE</text:p>
          </table:table-cell>
          <table:table-cell table:formula="of:=SUBSTITUTE(SUBSTITUTE([.G28]; &quot; &quot;; &quot;_&quot;); &quot;-&quot;; &quot;_&quot;)" office:value-type="string" office:string-value="POLYTERPENE_RESINS" calcext:value-type="string">
            <text:p>POLYTERPENE_RESINS</text:p>
          </table:table-cell>
          <table:table-cell office:value-type="string" calcext:value-type="string">
            <text:p>POLYTERPENE RESINS</text:p>
          </table:table-cell>
          <table:table-cell table:style-name="ce13" table:formula="of:=SUBSTITUTE(SUBSTITUTE([.I28]; &quot; &quot;; &quot;_&quot;); &quot;-&quot;; &quot;_&quot;)" office:value-type="string" office:string-value="EMI_PROTECTION" calcext:value-type="string">
            <text:p>EMI_PROTECTION</text:p>
          </table:table-cell>
          <table:table-cell office:value-type="string" calcext:value-type="string">
            <text:p>EMI PROTECTION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style-name="ce12" office:value-type="string" calcext:value-type="string">
            <text:p>KOREA (5H5)</text:p>
          </table:table-cell>
          <table:table-cell table:style-name="ce4"/>
          <table:table-cell table:style-name="ce10" office:value-type="string" calcext:value-type="string">
            <text:p>Household - TOILET CARE</text:p>
          </table:table-cell>
          <table:table-cell table:formula="of:=SUBSTITUTE(SUBSTITUTE([.G29]; &quot; &quot;; &quot;_&quot;); &quot;-&quot;; &quot;_&quot;)" office:value-type="string" office:string-value="PRESERVATIVES" calcext:value-type="string">
            <text:p>PRESERVATIVES</text:p>
          </table:table-cell>
          <table:table-cell office:value-type="string" calcext:value-type="string">
            <text:p>PRESERVATIVES</text:p>
          </table:table-cell>
          <table:table-cell table:style-name="ce13" table:formula="of:=SUBSTITUTE(SUBSTITUTE([.I29]; &quot; &quot;; &quot;_&quot;); &quot;-&quot;; &quot;_&quot;)" office:value-type="string" office:string-value="EMULSIFYING" calcext:value-type="string">
            <text:p>EMULSIFYING</text:p>
          </table:table-cell>
          <table:table-cell office:value-type="string" calcext:value-type="string">
            <text:p>EMULSIFYING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style-name="ce12" office:value-type="string" calcext:value-type="string">
            <text:p>MALAYSIA (5H6)</text:p>
          </table:table-cell>
          <table:table-cell/>
          <table:table-cell table:style-name="Default"/>
          <table:table-cell table:formula="of:=SUBSTITUTE(SUBSTITUTE([.G30]; &quot; &quot;; &quot;_&quot;); &quot;-&quot;; &quot;_&quot;)" office:value-type="string" office:string-value="REDISPERSABLE_POWDERS" calcext:value-type="string">
            <text:p>REDISPERSABLE_POWDERS</text:p>
          </table:table-cell>
          <table:table-cell office:value-type="string" calcext:value-type="string">
            <text:p>REDISPERSABLE POWDERS</text:p>
          </table:table-cell>
          <table:table-cell table:style-name="ce13" table:formula="of:=SUBSTITUTE(SUBSTITUTE([.I30]; &quot; &quot;; &quot;_&quot;); &quot;-&quot;; &quot;_&quot;)" office:value-type="string" office:string-value="ENCAPSULATION" calcext:value-type="string">
            <text:p>ENCAPSULATION</text:p>
          </table:table-cell>
          <table:table-cell office:value-type="string" calcext:value-type="string">
            <text:p>ENCAPSULATION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style-name="ce12" office:value-type="string" calcext:value-type="string">
            <text:p>MAURITIUS (5H7)</text:p>
          </table:table-cell>
          <table:table-cell table:style-name="ce3" office:value-type="string" calcext:value-type="string">
            <text:p>NUTRITION</text:p>
          </table:table-cell>
          <table:table-cell table:style-name="ce9" office:value-type="string" calcext:value-type="string">
            <text:p>BEVERAGE - BEER</text:p>
          </table:table-cell>
          <table:table-cell table:formula="of:=SUBSTITUTE(SUBSTITUTE([.G31]; &quot; &quot;; &quot;_&quot;); &quot;-&quot;; &quot;_&quot;)" office:value-type="string" office:string-value="SOLVENTS" calcext:value-type="string">
            <text:p>SOLVENTS</text:p>
          </table:table-cell>
          <table:table-cell office:value-type="string" calcext:value-type="string">
            <text:p>SOLVENTS</text:p>
          </table:table-cell>
          <table:table-cell table:style-name="ce13" table:formula="of:=SUBSTITUTE(SUBSTITUTE([.I31]; &quot; &quot;; &quot;_&quot;); &quot;-&quot;; &quot;_&quot;)" office:value-type="string" office:string-value="EXCIPIENT" calcext:value-type="string">
            <text:p>EXCIPIENT</text:p>
          </table:table-cell>
          <table:table-cell office:value-type="string" calcext:value-type="string">
            <text:p>EXCIPIENT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style-name="ce12" office:value-type="string" calcext:value-type="string">
            <text:p>MYANMAR (5H8)</text:p>
          </table:table-cell>
          <table:table-cell table:style-name="ce6"/>
          <table:table-cell office:value-type="string" calcext:value-type="string">
            <text:p>BEVERAGE - WINE</text:p>
          </table:table-cell>
          <table:table-cell table:formula="of:=SUBSTITUTE(SUBSTITUTE([.G32]; &quot; &quot;; &quot;_&quot;); &quot;-&quot;; &quot;_&quot;)" office:value-type="string" office:string-value="SPECIALTY_ADDITIVES" calcext:value-type="string">
            <text:p>SPECIALTY_ADDITIVES</text:p>
          </table:table-cell>
          <table:table-cell office:value-type="string" calcext:value-type="string">
            <text:p>SPECIALTY ADDITIVES</text:p>
          </table:table-cell>
          <table:table-cell table:style-name="ce13" table:formula="of:=SUBSTITUTE(SUBSTITUTE([.I32]; &quot; &quot;; &quot;_&quot;); &quot;-&quot;; &quot;_&quot;)" office:value-type="string" office:string-value="FILM_FORMER" calcext:value-type="string">
            <text:p>FILM_FORMER</text:p>
          </table:table-cell>
          <table:table-cell office:value-type="string" calcext:value-type="string">
            <text:p>FILM FORMER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style-name="ce12" office:value-type="string" calcext:value-type="string">
            <text:p>NEPAL (5H9)</text:p>
          </table:table-cell>
          <table:table-cell table:style-name="ce6"/>
          <table:table-cell office:value-type="string" calcext:value-type="string">
            <text:p>FOOD - BEVERAGE (NON-BEER OR WINE)</text:p>
          </table:table-cell>
          <table:table-cell table:formula="of:=SUBSTITUTE(SUBSTITUTE([.G33]; &quot; &quot;; &quot;_&quot;); &quot;-&quot;; &quot;_&quot;)" office:value-type="string" office:string-value="STUMPWOOD_DERIVATIVES" calcext:value-type="string">
            <text:p>STUMPWOOD_DERIVATIVES</text:p>
          </table:table-cell>
          <table:table-cell office:value-type="string" calcext:value-type="string">
            <text:p>STUMPWOOD DERIVATIVES</text:p>
          </table:table-cell>
          <table:table-cell table:style-name="ce13" table:formula="of:=SUBSTITUTE(SUBSTITUTE([.I33]; &quot; &quot;; &quot;_&quot;); &quot;-&quot;; &quot;_&quot;)" office:value-type="string" office:string-value="FLEXIBILITY" calcext:value-type="string">
            <text:p>FLEXIBILITY</text:p>
          </table:table-cell>
          <table:table-cell office:value-type="string" calcext:value-type="string">
            <text:p>FLEXIBILITY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style-name="ce12" office:value-type="string" calcext:value-type="string">
            <text:p>PAKISTAN (5I1)</text:p>
          </table:table-cell>
          <table:table-cell table:style-name="ce6"/>
          <table:table-cell office:value-type="string" calcext:value-type="string">
            <text:p>FOOD - BAKERY</text:p>
          </table:table-cell>
          <table:table-cell table:formula="of:=SUBSTITUTE(SUBSTITUTE([.G34]; &quot; &quot;; &quot;_&quot;); &quot;-&quot;; &quot;_&quot;)" office:value-type="string" office:string-value="TECHWAX" calcext:value-type="string">
            <text:p>TECHWAX</text:p>
          </table:table-cell>
          <table:table-cell office:value-type="string" calcext:value-type="string">
            <text:p>TECHWAX</text:p>
          </table:table-cell>
          <table:table-cell table:style-name="ce13" table:formula="of:=SUBSTITUTE(SUBSTITUTE([.I34]; &quot; &quot;; &quot;_&quot;); &quot;-&quot;; &quot;_&quot;)" office:value-type="string" office:string-value="FLOCCULENT" calcext:value-type="string">
            <text:p>FLOCCULENT</text:p>
          </table:table-cell>
          <table:table-cell office:value-type="string" calcext:value-type="string">
            <text:p>FLOCCULENT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style-name="ce12" office:value-type="string" calcext:value-type="string">
            <text:p>PHILIPPINES (5I2)</text:p>
          </table:table-cell>
          <table:table-cell table:style-name="ce6"/>
          <table:table-cell office:value-type="string" calcext:value-type="string">
            <text:p>FOOD - DAIRY</text:p>
          </table:table-cell>
          <table:table-cell table:formula="of:=SUBSTITUTE(SUBSTITUTE([.G35]; &quot; &quot;; &quot;_&quot;); &quot;-&quot;; &quot;_&quot;)" office:value-type="string" office:string-value="UNASSIGNED" calcext:value-type="string">
            <text:p>UNASSIGNED</text:p>
          </table:table-cell>
          <table:table-cell office:value-type="string" calcext:value-type="string">
            <text:p>UNASSIGNED</text:p>
          </table:table-cell>
          <table:table-cell table:style-name="ce13" table:formula="of:=SUBSTITUTE(SUBSTITUTE([.I35]; &quot; &quot;; &quot;_&quot;); &quot;-&quot;; &quot;_&quot;)" office:value-type="string" office:string-value="FLOW_CONTROL" calcext:value-type="string">
            <text:p>FLOW_CONTROL</text:p>
          </table:table-cell>
          <table:table-cell office:value-type="string" calcext:value-type="string">
            <text:p>FLOW CONTROL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style-name="ce12" office:value-type="string" calcext:value-type="string">
            <text:p>REST OF ASIA (5I3)</text:p>
          </table:table-cell>
          <table:table-cell table:style-name="ce6"/>
          <table:table-cell office:value-type="string" calcext:value-type="string">
            <text:p>FOOD - MEAT</text:p>
          </table:table-cell>
          <table:table-cell table:formula="of:=SUBSTITUTE(SUBSTITUTE([.G36]; &quot; &quot;; &quot;_&quot;); &quot;-&quot;; &quot;_&quot;)" office:value-type="string" office:string-value="V_CAP_AND_DERIVATIVES" calcext:value-type="string">
            <text:p>V_CAP_AND_DERIVATIVES</text:p>
          </table:table-cell>
          <table:table-cell office:value-type="string" calcext:value-type="string">
            <text:p>V-CAP AND DERIVATIVES</text:p>
          </table:table-cell>
          <table:table-cell table:style-name="ce13" table:formula="of:=SUBSTITUTE(SUBSTITUTE([.I36]; &quot; &quot;; &quot;_&quot;); &quot;-&quot;; &quot;_&quot;)" office:value-type="string" office:string-value="FLUID_LOSS_ADDITIVE" calcext:value-type="string">
            <text:p>FLUID_LOSS_ADDITIVE</text:p>
          </table:table-cell>
          <table:table-cell office:value-type="string" calcext:value-type="string">
            <text:p>FLUID LOSS ADDITIVE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style-name="ce12" office:value-type="string" calcext:value-type="string">
            <text:p>SINGAPORE (5I8)</text:p>
          </table:table-cell>
          <table:table-cell table:style-name="ce6"/>
          <table:table-cell office:value-type="string" calcext:value-type="string">
            <text:p>FOOD - MEAT ALTERNATIVES</text:p>
          </table:table-cell>
          <table:table-cell table:formula="of:=SUBSTITUTE(SUBSTITUTE([.G37]; &quot; &quot;; &quot;_&quot;); &quot;-&quot;; &quot;_&quot;)" office:value-type="string" office:string-value="VINYL_ETHERS_AND_DERIVATIVES" calcext:value-type="string">
            <text:p>VINYL_ETHERS_AND_DERIVATIVES</text:p>
          </table:table-cell>
          <table:table-cell office:value-type="string" calcext:value-type="string">
            <text:p>VINYL ETHERS AND DERIVATIVES</text:p>
          </table:table-cell>
          <table:table-cell table:style-name="ce13" table:formula="of:=SUBSTITUTE(SUBSTITUTE([.I37]; &quot; &quot;; &quot;_&quot;); &quot;-&quot;; &quot;_&quot;)" office:value-type="string" office:string-value="GLOSS" calcext:value-type="string">
            <text:p>GLOSS</text:p>
          </table:table-cell>
          <table:table-cell office:value-type="string" calcext:value-type="string">
            <text:p>GLOSS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style-name="ce12" office:value-type="string" calcext:value-type="string">
            <text:p>THAILAND (5I6)</text:p>
          </table:table-cell>
          <table:table-cell table:style-name="ce6"/>
          <table:table-cell office:value-type="string" calcext:value-type="string">
            <text:p>FOOD - DESERT AND TOPPINGS</text:p>
          </table:table-cell>
          <table:table-cell table:formula="of:=SUBSTITUTE(SUBSTITUTE([.G38]; &quot; &quot;; &quot;_&quot;); &quot;-&quot;; &quot;_&quot;)" office:value-type="string" office:string-value="VP_AND_DERIVATIVES" calcext:value-type="string">
            <text:p>VP_AND_DERIVATIVES</text:p>
          </table:table-cell>
          <table:table-cell office:value-type="string" calcext:value-type="string">
            <text:p>VP AND DERIVATIVES</text:p>
          </table:table-cell>
          <table:table-cell table:style-name="ce13" table:formula="of:=SUBSTITUTE(SUBSTITUTE([.I38]; &quot; &quot;; &quot;_&quot;); &quot;-&quot;; &quot;_&quot;)" office:value-type="string" office:string-value="HYDROPHILIC" calcext:value-type="string">
            <text:p>HYDROPHILIC</text:p>
          </table:table-cell>
          <table:table-cell office:value-type="string" calcext:value-type="string">
            <text:p>HYDROPHILIC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8" office:value-type="string" calcext:value-type="string">
            <text:p> </text:p>
          </table:table-cell>
          <table:table-cell table:style-name="ce10" office:value-type="string" calcext:value-type="string">
            <text:p>VIETNAM (5I7)</text:p>
          </table:table-cell>
          <table:table-cell table:style-name="ce6"/>
          <table:table-cell office:value-type="string" calcext:value-type="string">
            <text:p>FOOD - PET FOOD</text:p>
          </table:table-cell>
          <table:table-cell table:formula="of:=SUBSTITUTE(SUBSTITUTE([.G39]; &quot; &quot;; &quot;_&quot;); &quot;-&quot;; &quot;_&quot;)" office:value-type="string" office:string-value="XANTHAN_GUMS" calcext:value-type="string">
            <text:p>XANTHAN_GUMS</text:p>
          </table:table-cell>
          <table:table-cell office:value-type="string" calcext:value-type="string">
            <text:p>XANTHAN GUMS</text:p>
          </table:table-cell>
          <table:table-cell table:style-name="ce13" table:formula="of:=SUBSTITUTE(SUBSTITUTE([.I39]; &quot; &quot;; &quot;_&quot;); &quot;-&quot;; &quot;_&quot;)" office:value-type="string" office:string-value="HYDROPHOBIC" calcext:value-type="string">
            <text:p>HYDROPHOBIC</text:p>
          </table:table-cell>
          <table:table-cell office:value-type="string" calcext:value-type="string">
            <text:p>HYDROPHOBIC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/>
          <table:table-cell table:style-name="ce6"/>
          <table:table-cell office:value-type="string" calcext:value-type="string">
            <text:p>FOOD - PREPARED FOOD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SUBSTITUTE([.I40]; &quot; &quot;; &quot;_&quot;); &quot;-&quot;; &quot;_&quot;)" office:value-type="string" office:string-value="INHIBITION_OF_ACTIVITY" calcext:value-type="string">
            <text:p>INHIBITION_OF_ACTIVITY</text:p>
          </table:table-cell>
          <table:table-cell office:value-type="string" calcext:value-type="string">
            <text:p>INHIBITION OF ACTIVITY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3" office:value-type="string" calcext:value-type="string">
            <text:p>WesternEUROPE</text:p>
          </table:table-cell>
          <table:table-cell table:style-name="ce9" office:value-type="string" calcext:value-type="string">
            <text:p>CENTRAL EUROPE (5K1)</text:p>
          </table:table-cell>
          <table:table-cell table:style-name="ce6"/>
          <table:table-cell office:value-type="string" calcext:value-type="string">
            <text:p>FOOD - SAUCES AND SAVORY PRODUCTS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SUBSTITUTE([.I41]; &quot; &quot;; &quot;_&quot;); &quot;-&quot;; &quot;_&quot;)" office:value-type="string" office:string-value="INITIATOR" calcext:value-type="string">
            <text:p>INITIATOR</text:p>
          </table:table-cell>
          <table:table-cell office:value-type="string" calcext:value-type="string">
            <text:p>INITIATOR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style-name="ce12" office:value-type="string" calcext:value-type="string">
            <text:p>NORTHERN EUROPE (5K2)</text:p>
          </table:table-cell>
          <table:table-cell table:style-name="ce8" office:value-type="string" calcext:value-type="string">
            <text:p> </text:p>
          </table:table-cell>
          <table:table-cell table:style-name="ce10" office:value-type="string" calcext:value-type="string">
            <text:p>FOOD - OTHER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SUBSTITUTE([.I42]; &quot; &quot;; &quot;_&quot;); &quot;-&quot;; &quot;_&quot;)" office:value-type="string" office:string-value="KEY_STARTING_MATERIAL" calcext:value-type="string">
            <text:p>KEY_STARTING_MATERIAL</text:p>
          </table:table-cell>
          <table:table-cell office:value-type="string" calcext:value-type="string">
            <text:p>KEY STARTING MATERIAL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8" office:value-type="string" calcext:value-type="string">
            <text:p> </text:p>
          </table:table-cell>
          <table:table-cell table:style-name="ce10" office:value-type="string" calcext:value-type="string">
            <text:p>SOUTHERN EUROPE (5K3)</text:p>
          </table:table-cell>
          <table:table-cell table:style-name="ce2" office:value-type="string" calcext:value-type="string">
            <text:p> </text:p>
          </table:table-cell>
          <table:table-cell table:style-name="Default" table:number-columns-repeated="2"/>
          <table:table-cell office:value-type="string" calcext:value-type="string">
            <text:p> </text:p>
          </table:table-cell>
          <table:table-cell table:style-name="ce13" table:formula="of:=SUBSTITUTE(SUBSTITUTE([.I43]; &quot; &quot;; &quot;_&quot;); &quot;-&quot;; &quot;_&quot;)" office:value-type="string" office:string-value="LUBRICATION" calcext:value-type="string">
            <text:p>LUBRICATION</text:p>
          </table:table-cell>
          <table:table-cell office:value-type="string" calcext:value-type="string">
            <text:p>LUBRICATION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/>
          <table:table-cell table:style-name="ce3" office:value-type="string" calcext:value-type="string">
            <text:p>PHARMACEUTICALS</text:p>
          </table:table-cell>
          <table:table-cell table:style-name="ce9" office:value-type="string" calcext:value-type="string">
            <text:p>ANTISEPTICS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SUBSTITUTE([.I44]; &quot; &quot;; &quot;_&quot;); &quot;-&quot;; &quot;_&quot;)" office:value-type="string" office:string-value="MATTE" calcext:value-type="string">
            <text:p>MATTE</text:p>
          </table:table-cell>
          <table:table-cell office:value-type="string" calcext:value-type="string">
            <text:p>MATTE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/>
          <table:table-cell table:style-name="ce6"/>
          <table:table-cell office:value-type="string" calcext:value-type="string">
            <text:p>BINDERS - CONTROLLED RELEASE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SUBSTITUTE([.I45]; &quot; &quot;; &quot;_&quot;); &quot;-&quot;; &quot;_&quot;)" office:value-type="string" office:string-value="METAL_SEQUESTRANT" calcext:value-type="string">
            <text:p>METAL_SEQUESTRANT</text:p>
          </table:table-cell>
          <table:table-cell office:value-type="string" calcext:value-type="string">
            <text:p>METAL SEQUESTRANT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/>
          <table:table-cell table:style-name="ce6"/>
          <table:table-cell office:value-type="string" calcext:value-type="string">
            <text:p>BINDERS - IMMEDIATE RELEASE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SUBSTITUTE([.I46]; &quot; &quot;; &quot;_&quot;); &quot;-&quot;; &quot;_&quot;)" office:value-type="string" office:string-value="MONOMER" calcext:value-type="string">
            <text:p>MONOMER</text:p>
          </table:table-cell>
          <table:table-cell office:value-type="string" calcext:value-type="string">
            <text:p>MONOMER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6"/>
          <table:table-cell office:value-type="string" calcext:value-type="string">
            <text:p>DISINTEGRANTS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SUBSTITUTE([.I47]; &quot; &quot;; &quot;_&quot;); &quot;-&quot;; &quot;_&quot;)" office:value-type="string" office:string-value="NON_IONIC" calcext:value-type="string">
            <text:p>NON_IONIC</text:p>
          </table:table-cell>
          <table:table-cell office:value-type="string" calcext:value-type="string">
            <text:p>NON-IONIC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6"/>
          <table:table-cell office:value-type="string" calcext:value-type="string">
            <text:p>FERRONYL IRON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SUBSTITUTE([.I48]; &quot; &quot;; &quot;_&quot;); &quot;-&quot;; &quot;_&quot;)" office:value-type="string" office:string-value="OIL_SOLUBILITY" calcext:value-type="string">
            <text:p>OIL_SOLUBILITY</text:p>
          </table:table-cell>
          <table:table-cell office:value-type="string" calcext:value-type="string">
            <text:p>OIL SOLUBILITY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6"/>
          <table:table-cell office:value-type="string" calcext:value-type="string">
            <text:p>FILM COATINGS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SUBSTITUTE([.I49]; &quot; &quot;; &quot;_&quot;); &quot;-&quot;; &quot;_&quot;)" office:value-type="string" office:string-value="OPACIFIER" calcext:value-type="string">
            <text:p>OPACIFIER</text:p>
          </table:table-cell>
          <table:table-cell office:value-type="string" calcext:value-type="string">
            <text:p>OPACIFIER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6"/>
          <table:table-cell office:value-type="string" calcext:value-type="string">
            <text:p>FINE CHEMICALS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SUBSTITUTE([.I50]; &quot; &quot;; &quot;_&quot;); &quot;-&quot;; &quot;_&quot;)" office:value-type="string" office:string-value="OTHER" calcext:value-type="string">
            <text:p>OTHER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6"/>
          <table:table-cell office:value-type="string" calcext:value-type="string">
            <text:p>INJECTABLE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SUBSTITUTE([.I51]; &quot; &quot;; &quot;_&quot;); &quot;-&quot;; &quot;_&quot;)" office:value-type="string" office:string-value="PERMEABILITY" calcext:value-type="string">
            <text:p>PERMEABILITY</text:p>
          </table:table-cell>
          <table:table-cell office:value-type="string" calcext:value-type="string">
            <text:p>PERMEABILITY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6"/>
          <table:table-cell office:value-type="string" calcext:value-type="string">
            <text:p>MEMBRANES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SUBSTITUTE([.I52]; &quot; &quot;; &quot;_&quot;); &quot;-&quot;; &quot;_&quot;)" office:value-type="string" office:string-value="pH_TOLERANCE" calcext:value-type="string">
            <text:p>pH_TOLERANCE</text:p>
          </table:table-cell>
          <table:table-cell office:value-type="string" calcext:value-type="string">
            <text:p>pH TOLERANCE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6"/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SUBSTITUTE([.I53]; &quot; &quot;; &quot;_&quot;); &quot;-&quot;; &quot;_&quot;)" office:value-type="string" office:string-value="PLASTICIZER" calcext:value-type="string">
            <text:p>PLASTICIZER</text:p>
          </table:table-cell>
          <table:table-cell office:value-type="string" calcext:value-type="string">
            <text:p>PLASTICIZER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6"/>
          <table:table-cell office:value-type="string" calcext:value-type="string">
            <text:p>PHARMA TECH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SUBSTITUTE([.I54]; &quot; &quot;; &quot;_&quot;); &quot;-&quot;; &quot;_&quot;)" office:value-type="string" office:string-value="PRESERVATION" calcext:value-type="string">
            <text:p>PRESERVATION</text:p>
          </table:table-cell>
          <table:table-cell office:value-type="string" calcext:value-type="string">
            <text:p>PRESERVATION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6"/>
          <table:table-cell office:value-type="string" calcext:value-type="string">
            <text:p>SOLUBILIZERS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SUBSTITUTE([.I55]; &quot; &quot;; &quot;_&quot;); &quot;-&quot;; &quot;_&quot;)" office:value-type="string" office:string-value="PROCESSING_AID" calcext:value-type="string">
            <text:p>PROCESSING_AID</text:p>
          </table:table-cell>
          <table:table-cell office:value-type="string" calcext:value-type="string">
            <text:p>PROCESSING AID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4"/>
          <table:table-cell table:style-name="ce10" office:value-type="string" calcext:value-type="string">
            <text:p>VISCOSITY MODIFIER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SUBSTITUTE([.I56]; &quot; &quot;; &quot;_&quot;); &quot;-&quot;; &quot;_&quot;)" office:value-type="string" office:string-value="REACTIVE_SOLVENT" calcext:value-type="string">
            <text:p>REACTIVE_SOLVENT</text:p>
          </table:table-cell>
          <table:table-cell office:value-type="string" calcext:value-type="string">
            <text:p>REACTIVE SOLVENT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number-columns-repeated="2" table:style-name="ce2" office:value-type="string" calcext:value-type="string">
            <text:p> </text:p>
          </table:table-cell>
          <table:table-cell table:style-name="Default" table:number-columns-repeated="2"/>
          <table:table-cell office:value-type="string" calcext:value-type="string">
            <text:p> </text:p>
          </table:table-cell>
          <table:table-cell table:style-name="ce13" table:formula="of:=SUBSTITUTE(SUBSTITUTE([.I57]; &quot; &quot;; &quot;_&quot;); &quot;-&quot;; &quot;_&quot;)" office:value-type="string" office:string-value="REGULATED_INTERMEDIATE" calcext:value-type="string">
            <text:p>REGULATED_INTERMEDIATE</text:p>
          </table:table-cell>
          <table:table-cell office:value-type="string" calcext:value-type="string">
            <text:p>REGULATED INTERMEDIATE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3" office:value-type="string" calcext:value-type="string">
            <text:p>ADVANCEDMATERIALS</text:p>
          </table:table-cell>
          <table:table-cell table:style-name="ce9" office:value-type="string" calcext:value-type="string">
            <text:p>BLOOD TRANSFUSION QA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SUBSTITUTE([.I58]; &quot; &quot;; &quot;_&quot;); &quot;-&quot;; &quot;_&quot;)" office:value-type="string" office:string-value="RELEASE_AGENT" calcext:value-type="string">
            <text:p>RELEASE_AGENT</text:p>
          </table:table-cell>
          <table:table-cell office:value-type="string" calcext:value-type="string">
            <text:p>RELEASE AGENT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FILM DOSIMETRY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SUBSTITUTE([.I59]; &quot; &quot;; &quot;_&quot;); &quot;-&quot;; &quot;_&quot;)" office:value-type="string" office:string-value="RHEOLOGY_MODIFIER" calcext:value-type="string">
            <text:p>RHEOLOGY_MODIFIER</text:p>
          </table:table-cell>
          <table:table-cell office:value-type="string" calcext:value-type="string">
            <text:p>RHEOLOGY MODIFIER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RADIATION DETECTION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SUBSTITUTE([.I60]; &quot; &quot;; &quot;_&quot;); &quot;-&quot;; &quot;_&quot;)" office:value-type="string" office:string-value="SALT_TOLERANCE" calcext:value-type="string">
            <text:p>SALT_TOLERANCE</text:p>
          </table:table-cell>
          <table:table-cell office:value-type="string" calcext:value-type="string">
            <text:p>SALT TOLERANCE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RADIOTHERAPY, RADIOLOGY, INDUSTRIAL QA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SUBSTITUTE([.I61]; &quot; &quot;; &quot;_&quot;); &quot;-&quot;; &quot;_&quot;)" office:value-type="string" office:string-value="SEQUESTRANT" calcext:value-type="string">
            <text:p>SEQUESTRANT</text:p>
          </table:table-cell>
          <table:table-cell office:value-type="string" calcext:value-type="string">
            <text:p>SEQUESTRANT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8" office:value-type="string" calcext:value-type="string">
            <text:p> </text:p>
          </table:table-cell>
          <table:table-cell table:style-name="ce10" office:value-type="string" calcext:value-type="string">
            <text:p>STERILIZATION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SUBSTITUTE([.I62]; &quot; &quot;; &quot;_&quot;); &quot;-&quot;; &quot;_&quot;)" office:value-type="string" office:string-value="SHEAR_THINNING" calcext:value-type="string">
            <text:p>SHEAR_THINNING</text:p>
          </table:table-cell>
          <table:table-cell office:value-type="string" calcext:value-type="string">
            <text:p>SHEAR THINNING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Default" table:number-columns-repeated="2"/>
          <table:table-cell office:value-type="string" calcext:value-type="string">
            <text:p> </text:p>
          </table:table-cell>
          <table:table-cell table:style-name="ce13" table:formula="of:=SUBSTITUTE(SUBSTITUTE([.I63]; &quot; &quot;; &quot;_&quot;); &quot;-&quot;; &quot;_&quot;)" office:value-type="string" office:string-value="SHEAR_TOLERANCE" calcext:value-type="string">
            <text:p>SHEAR_TOLERANCE</text:p>
          </table:table-cell>
          <table:table-cell office:value-type="string" calcext:value-type="string">
            <text:p>SHEAR TOLERANCE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3" office:value-type="string" calcext:value-type="string">
            <text:p>CONSTRUCTION</text:p>
          </table:table-cell>
          <table:table-cell table:style-name="ce9" office:value-type="string" calcext:value-type="string">
            <text:p>CEMENT BASED PROD CONCRETE ADDITIVES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SUBSTITUTE([.I64]; &quot; &quot;; &quot;_&quot;); &quot;-&quot;; &quot;_&quot;)" office:value-type="string" office:string-value="SIZING" calcext:value-type="string">
            <text:p>SIZING</text:p>
          </table:table-cell>
          <table:table-cell office:value-type="string" calcext:value-type="string">
            <text:p>SIZING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6"/>
          <table:table-cell office:value-type="string" calcext:value-type="string">
            <text:p>CEMENT BASED PROD INSULATION SYSTEMS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SUBSTITUTE([.I65]; &quot; &quot;; &quot;_&quot;); &quot;-&quot;; &quot;_&quot;)" office:value-type="string" office:string-value="SOLVENCY" calcext:value-type="string">
            <text:p>SOLVENCY</text:p>
          </table:table-cell>
          <table:table-cell office:value-type="string" calcext:value-type="string">
            <text:p>SOLVENCY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6"/>
          <table:table-cell office:value-type="string" calcext:value-type="string">
            <text:p>CEMENT BASED PROD OTHER (INCL: MM, UWC)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SUBSTITUTE([.I66]; &quot; &quot;; &quot;_&quot;); &quot;-&quot;; &quot;_&quot;)" office:value-type="string" office:string-value="SOLVENT_SOLUBILITY" calcext:value-type="string">
            <text:p>SOLVENT_SOLUBILITY</text:p>
          </table:table-cell>
          <table:table-cell office:value-type="string" calcext:value-type="string">
            <text:p>SOLVENT SOLUBILITY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6"/>
          <table:table-cell office:value-type="string" calcext:value-type="string">
            <text:p>CEMENT BASED PROD SELF LEVELING COMPOUND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SUBSTITUTE([.I67]; &quot; &quot;; &quot;_&quot;); &quot;-&quot;; &quot;_&quot;)" office:value-type="string" office:string-value="SPRAYABILITIY" calcext:value-type="string">
            <text:p>SPRAYABILITIY</text:p>
          </table:table-cell>
          <table:table-cell office:value-type="string" calcext:value-type="string">
            <text:p>SPRAYABILITIY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CEMENT BASED PROD SKIM COAT, DECO RENDER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SUBSTITUTE([.I68]; &quot; &quot;; &quot;_&quot;); &quot;-&quot;; &quot;_&quot;)" office:value-type="string" office:string-value="SRP" calcext:value-type="string">
            <text:p>SRP</text:p>
          </table:table-cell>
          <table:table-cell office:value-type="string" calcext:value-type="string">
            <text:p>SRP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CEMENT BASED PROD TILE CEMENTS (CTA)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SUBSTITUTE([.I69]; &quot; &quot;; &quot;_&quot;); &quot;-&quot;; &quot;_&quot;)" office:value-type="string" office:string-value="STABILIZATION" calcext:value-type="string">
            <text:p>STABILIZATION</text:p>
          </table:table-cell>
          <table:table-cell office:value-type="string" calcext:value-type="string">
            <text:p>STABILIZATION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CEMENT BASED PRODUCTS - STUCCO/RENDERS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SUBSTITUTE([.I70]; &quot; &quot;; &quot;_&quot;); &quot;-&quot;; &quot;_&quot;)" office:value-type="string" office:string-value="SUBSTANTIVE" calcext:value-type="string">
            <text:p>SUBSTANTIVE</text:p>
          </table:table-cell>
          <table:table-cell office:value-type="string" calcext:value-type="string">
            <text:p>SUBSTANTIVE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CONSTRUCTION ADHESIVES, SEALANTS - DRY FILM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SUBSTITUTE([.I71]; &quot; &quot;; &quot;_&quot;); &quot;-&quot;; &quot;_&quot;)" office:value-type="string" office:string-value="SURFACE_ACTIVITY" calcext:value-type="string">
            <text:p>SURFACE_ACTIVITY</text:p>
          </table:table-cell>
          <table:table-cell office:value-type="string" calcext:value-type="string">
            <text:p>SURFACE ACTIVITY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CONSTRUCTION ADHESIVES, SEALANTS - WET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SUBSTITUTE([.I72]; &quot; &quot;; &quot;_&quot;); &quot;-&quot;; &quot;_&quot;)" office:value-type="string" office:string-value="SURFACTANT" calcext:value-type="string">
            <text:p>SURFACTANT</text:p>
          </table:table-cell>
          <table:table-cell office:value-type="string" calcext:value-type="string">
            <text:p>SURFACTANT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CONSTRUCTION OTHER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SUBSTITUTE([.I73]; &quot; &quot;; &quot;_&quot;); &quot;-&quot;; &quot;_&quot;)" office:value-type="string" office:string-value="SUSPENDING_AGENT" calcext:value-type="string">
            <text:p>SUSPENDING_AGENT</text:p>
          </table:table-cell>
          <table:table-cell office:value-type="string" calcext:value-type="string">
            <text:p>SUSPENDING AGENT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GYPSUM BASED PROD HAND PLASTERS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SUBSTITUTE([.I74]; &quot; &quot;; &quot;_&quot;); &quot;-&quot;; &quot;_&quot;)" office:value-type="string" office:string-value="SWELLING" calcext:value-type="string">
            <text:p>SWELLING</text:p>
          </table:table-cell>
          <table:table-cell office:value-type="string" calcext:value-type="string">
            <text:p>SWELLING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GYPSUM BASED PROD MACHINE PLASTERS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SUBSTITUTE([.I75]; &quot; &quot;; &quot;_&quot;); &quot;-&quot;; &quot;_&quot;)" office:value-type="string" office:string-value="TACK_MODIFIER" calcext:value-type="string">
            <text:p>TACK_MODIFIER</text:p>
          </table:table-cell>
          <table:table-cell office:value-type="string" calcext:value-type="string">
            <text:p>TACK MODIFIER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GYPSM BASED PROD OTHER (INCL: AFS, ADH)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SUBSTITUTE([.I76]; &quot; &quot;; &quot;_&quot;); &quot;-&quot;; &quot;_&quot;)" office:value-type="string" office:string-value="THERMAL_STABILITY" calcext:value-type="string">
            <text:p>THERMAL_STABILITY</text:p>
          </table:table-cell>
          <table:table-cell office:value-type="string" calcext:value-type="string">
            <text:p>THERMAL STABILITY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GYPSUM BASED PRODUCTS - JOINT FILLERS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SUBSTITUTE([.I77]; &quot; &quot;; &quot;_&quot;); &quot;-&quot;; &quot;_&quot;)" office:value-type="string" office:string-value="THICKENER" calcext:value-type="string">
            <text:p>THICKENER</text:p>
          </table:table-cell>
          <table:table-cell office:value-type="string" calcext:value-type="string">
            <text:p>THICKENER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I P BLENDS (FOR FINANCE REBATES ONLY)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SUBSTITUTE([.I78]; &quot; &quot;; &quot;_&quot;); &quot;-&quot;; &quot;_&quot;)" office:value-type="string" office:string-value="TRANSPARENCY" calcext:value-type="string">
            <text:p>TRANSPARENCY</text:p>
          </table:table-cell>
          <table:table-cell office:value-type="string" calcext:value-type="string">
            <text:p>TRANSPARENCY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LATEX BASED PROD SYNTHETIC PLASTERS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SUBSTITUTE([.I79]; &quot; &quot;; &quot;_&quot;); &quot;-&quot;; &quot;_&quot;)" office:value-type="string" office:string-value="UV_ABSORBER" calcext:value-type="string">
            <text:p>UV_ABSORBER</text:p>
          </table:table-cell>
          <table:table-cell office:value-type="string" calcext:value-type="string">
            <text:p>UV ABSORBER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LATEX BASED PRODUCTS - JOINT COMPOUNDS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SUBSTITUTE([.I80]; &quot; &quot;; &quot;_&quot;); &quot;-&quot;; &quot;_&quot;)" office:value-type="string" office:string-value="UV_PROTECTOR" calcext:value-type="string">
            <text:p>UV_PROTECTOR</text:p>
          </table:table-cell>
          <table:table-cell office:value-type="string" calcext:value-type="string">
            <text:p>UV PROTECTOR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LATEX BASED PRODUCTS - OTHER LATEX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SUBSTITUTE([.I81]; &quot; &quot;; &quot;_&quot;); &quot;-&quot;; &quot;_&quot;)" office:value-type="string" office:string-value="WATER_HOLDING" calcext:value-type="string">
            <text:p>WATER_HOLDING</text:p>
          </table:table-cell>
          <table:table-cell office:value-type="string" calcext:value-type="string">
            <text:p>WATER HOLDING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8" office:value-type="string" calcext:value-type="string">
            <text:p> </text:p>
          </table:table-cell>
          <table:table-cell table:style-name="ce10" office:value-type="string" calcext:value-type="string">
            <text:p>LATEX BASED PRODUCTS - TILE ADHESIVES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SUBSTITUTE([.I82]; &quot; &quot;; &quot;_&quot;); &quot;-&quot;; &quot;_&quot;)" office:value-type="string" office:string-value="WATER_RESISTANCE" calcext:value-type="string">
            <text:p>WATER_RESISTANCE</text:p>
          </table:table-cell>
          <table:table-cell office:value-type="string" calcext:value-type="string">
            <text:p>WATER RESISTANCE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number-columns-repeated="2" table:style-name="ce2" office:value-type="string" calcext:value-type="string">
            <text:p> </text:p>
          </table:table-cell>
          <table:table-cell table:style-name="Default" table:number-columns-repeated="2"/>
          <table:table-cell office:value-type="string" calcext:value-type="string">
            <text:p> </text:p>
          </table:table-cell>
          <table:table-cell table:style-name="ce13" table:formula="of:=SUBSTITUTE(SUBSTITUTE([.I83]; &quot; &quot;; &quot;_&quot;); &quot;-&quot;; &quot;_&quot;)" office:value-type="string" office:string-value="WATER_SOLUBILITY" calcext:value-type="string">
            <text:p>WATER_SOLUBILITY</text:p>
          </table:table-cell>
          <table:table-cell office:value-type="string" calcext:value-type="string">
            <text:p>WATER SOLUBILITY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3" office:value-type="string" calcext:value-type="string">
            <text:p>ENERGY</text:p>
          </table:table-cell>
          <table:table-cell table:style-name="ce9" office:value-type="string" calcext:value-type="string">
            <text:p>ENERGY - CEMENTING</text:p>
          </table:table-cell>
          <table:table-cell/>
          <table:table-cell office:value-type="string" calcext:value-type="string">
            <text:p> </text:p>
          </table:table-cell>
          <table:table-cell table:style-name="ce13" table:formula="of:=SUBSTITUTE(SUBSTITUTE([.I84]; &quot; &quot;; &quot;_&quot;); &quot;-&quot;; &quot;_&quot;)" office:value-type="string" office:string-value="WAX_INHIBITOR" calcext:value-type="string">
            <text:p>WAX_INHIBITOR</text:p>
          </table:table-cell>
          <table:table-cell office:value-type="string" calcext:value-type="string">
            <text:p>WAX INHIBITOR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/>
          <table:table-cell office:value-type="string" calcext:value-type="string">
            <text:p>ENERGY - DRILLING</text:p>
          </table:table-cell>
          <table:table-cell/>
          <table:table-cell office:value-type="string" calcext:value-type="string">
            <text:p> </text:p>
          </table:table-cell>
          <table:table-cell table:style-name="ce2"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/>
          <table:table-cell office:value-type="string" calcext:value-type="string">
            <text:p>ENERGY - NATURAL GAS LIQUIDS</text:p>
          </table:table-cell>
          <table:table-cell/>
          <table:table-cell office:value-type="string" calcext:value-type="string">
            <text:p> </text:p>
          </table:table-cell>
          <table:table-cell table:style-name="ce2"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ENERGY - PRODUCTION</text:p>
          </table:table-cell>
          <table:table-cell/>
          <table:table-cell office:value-type="string" calcext:value-type="string">
            <text:p> </text:p>
          </table:table-cell>
          <table:table-cell table:style-name="ce2"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ENERGY - STIMULATION</text:p>
          </table:table-cell>
          <table:table-cell/>
          <table:table-cell office:value-type="string" calcext:value-type="string">
            <text:p> </text:p>
          </table:table-cell>
          <table:table-cell table:style-name="ce2"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8" office:value-type="string" calcext:value-type="string">
            <text:p> </text:p>
          </table:table-cell>
          <table:table-cell table:style-name="ce10" office:value-type="string" calcext:value-type="string">
            <text:p>ENERGY - WORKOVER COMPLETION</text:p>
          </table:table-cell>
          <table:table-cell/>
          <table:table-cell office:value-type="string" calcext:value-type="string">
            <text:p> </text:p>
          </table:table-cell>
          <table:table-cell table:style-name="ce2"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number-columns-repeated="2" table:style-name="ce2" office:value-type="string" calcext:value-type="string">
            <text:p> </text:p>
          </table:table-cell>
          <table:table-cell table:style-name="Default" table:number-columns-repeated="2"/>
          <table:table-cell office:value-type="string" calcext:value-type="string">
            <text:p> </text:p>
          </table:table-cell>
          <table:table-cell table:style-name="ce2"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3" office:value-type="string" calcext:value-type="string">
            <text:p>COATINGSADDITIVES</text:p>
          </table:table-cell>
          <table:table-cell table:style-name="ce9" office:value-type="string" calcext:value-type="string">
            <text:p>ARCHITECTURAL / DECO</text:p>
          </table:table-cell>
          <table:table-cell/>
          <table:table-cell table:style-name="Default"/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6"/>
          <table:table-cell office:value-type="string" calcext:value-type="string">
            <text:p>AUTOMOTIVE REFINISHING</text:p>
          </table:table-cell>
          <table:table-cell/>
          <table:table-cell table:style-name="Default"/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COATINGS  - PROTECTIVE</text:p>
          </table:table-cell>
          <table:table-cell/>
          <table:table-cell table:style-name="Default"/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COATINGS  - SPECIALTY</text:p>
          </table:table-cell>
          <table:table-cell/>
          <table:table-cell table:style-name="Default"/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EMULSION POLYMERIZATION</text:p>
          </table:table-cell>
          <table:table-cell/>
          <table:table-cell table:style-name="Default"/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EMULSION POLYMERIZATION ADHESIVES</text:p>
          </table:table-cell>
          <table:table-cell/>
          <table:table-cell table:style-name="Default"/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INDUSTRIAL PAINT</text:p>
          </table:table-cell>
          <table:table-cell/>
          <table:table-cell table:style-name="Default"/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LACQUER ADHESIVES</text:p>
          </table:table-cell>
          <table:table-cell/>
          <table:table-cell table:style-name="Default"/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PAINT - OTHER</text:p>
          </table:table-cell>
          <table:table-cell/>
          <table:table-cell table:style-name="Default"/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ROOF COATINGS</text:p>
          </table:table-cell>
          <table:table-cell/>
          <table:table-cell table:style-name="Default"/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SURFACTANTS AND EMUL</text:p>
          </table:table-cell>
          <table:table-cell/>
          <table:table-cell table:style-name="Default"/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WOOD LACQUERS</text:p>
          </table:table-cell>
          <table:table-cell/>
          <table:table-cell table:style-name="Default"/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8" office:value-type="string" calcext:value-type="string">
            <text:p> </text:p>
          </table:table-cell>
          <table:table-cell table:style-name="ce10" office:value-type="string" calcext:value-type="string">
            <text:p>WOOD PRESERVATIVES</text:p>
          </table:table-cell>
          <table:table-cell/>
          <table:table-cell table:style-name="Default"/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number-columns-repeated="2" table:style-name="ce2" office:value-type="string" calcext:value-type="string">
            <text:p> </text:p>
          </table:table-cell>
          <table:table-cell table:style-name="Default" table:number-columns-repeated="2"/>
          <table:table-cell office:value-type="string" calcext:value-type="string">
            <text:p> </text:p>
          </table:table-cell>
          <table:table-cell table:style-name="ce2"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3" office:value-type="string" calcext:value-type="string">
            <text:p>PerformanceSPECIALTIES</text:p>
          </table:table-cell>
          <table:table-cell table:style-name="ce9" office:value-type="string" calcext:value-type="string">
            <text:p>ADHESIVES</text:p>
          </table:table-cell>
          <table:table-cell/>
          <table:table-cell office:value-type="string" calcext:value-type="string">
            <text:p> </text:p>
          </table:table-cell>
          <table:table-cell table:style-name="ce2"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ADVANCED CERAMICS</text:p>
          </table:table-cell>
          <table:table-cell/>
          <table:table-cell office:value-type="string" calcext:value-type="string">
            <text:p> </text:p>
          </table:table-cell>
          <table:table-cell table:style-name="ce2"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BATTERIES</text:p>
          </table:table-cell>
          <table:table-cell/>
          <table:table-cell office:value-type="string" calcext:value-type="string">
            <text:p> </text:p>
          </table:table-cell>
          <table:table-cell table:style-name="ce2"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CABLES</text:p>
          </table:table-cell>
          <table:table-cell/>
          <table:table-cell office:value-type="string" calcext:value-type="string">
            <text:p> </text:p>
          </table:table-cell>
          <table:table-cell table:style-name="ce2"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CERAMICS</text:p>
          </table:table-cell>
          <table:table-cell/>
          <table:table-cell office:value-type="string" calcext:value-type="string">
            <text:p> </text:p>
          </table:table-cell>
          <table:table-cell table:style-name="ce2"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CIVIL ENGINEERING</text:p>
          </table:table-cell>
          <table:table-cell/>
          <table:table-cell office:value-type="string" calcext:value-type="string">
            <text:p> </text:p>
          </table:table-cell>
          <table:table-cell table:style-name="ce2"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COMPETITION</text:p>
          </table:table-cell>
          <table:table-cell/>
          <table:table-cell office:value-type="string" calcext:value-type="string">
            <text:p> </text:p>
          </table:table-cell>
          <table:table-cell table:style-name="ce2"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ELECTRONICS</text:p>
          </table:table-cell>
          <table:table-cell/>
          <table:table-cell office:value-type="string" calcext:value-type="string">
            <text:p> </text:p>
          </table:table-cell>
          <table:table-cell table:style-name="ce2"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EMULSIONS</text:p>
          </table:table-cell>
          <table:table-cell/>
          <table:table-cell office:value-type="string" calcext:value-type="string">
            <text:p> </text:p>
          </table:table-cell>
          <table:table-cell table:style-name="ce2"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EXPLOSIVES</text:p>
          </table:table-cell>
          <table:table-cell/>
          <table:table-cell office:value-type="string" calcext:value-type="string">
            <text:p> </text:p>
          </table:table-cell>
          <table:table-cell table:style-name="ce2"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INKS &amp; PRINTING</text:p>
          </table:table-cell>
          <table:table-cell/>
          <table:table-cell office:value-type="string" calcext:value-type="string">
            <text:p> </text:p>
          </table:table-cell>
          <table:table-cell table:style-name="ce2"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MEMBRANES</text:p>
          </table:table-cell>
          <table:table-cell/>
          <table:table-cell office:value-type="string" calcext:value-type="string">
            <text:p> </text:p>
          </table:table-cell>
          <table:table-cell table:style-name="ce2"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METAL PROCESSING</text:p>
          </table:table-cell>
          <table:table-cell/>
          <table:table-cell office:value-type="string" calcext:value-type="string">
            <text:p> </text:p>
          </table:table-cell>
          <table:table-cell table:style-name="ce2"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MINERAL SLURRIES</text:p>
          </table:table-cell>
          <table:table-cell/>
          <table:table-cell office:value-type="string" calcext:value-type="string">
            <text:p> </text:p>
          </table:table-cell>
          <table:table-cell table:style-name="ce2"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MINING</text:p>
          </table:table-cell>
          <table:table-cell/>
          <table:table-cell office:value-type="string" calcext:value-type="string">
            <text:p> </text:p>
          </table:table-cell>
          <table:table-cell table:style-name="ce2"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 </text:p>
          </table:table-cell>
          <table:table-cell table:style-name="ce2"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PAINT REMOVERS</text:p>
          </table:table-cell>
          <table:table-cell/>
          <table:table-cell office:value-type="string" calcext:value-type="string">
            <text:p> </text:p>
          </table:table-cell>
          <table:table-cell table:style-name="ce2"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PAPER COATINGS</text:p>
          </table:table-cell>
          <table:table-cell/>
          <table:table-cell office:value-type="string" calcext:value-type="string">
            <text:p> </text:p>
          </table:table-cell>
          <table:table-cell table:style-name="ce2"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PLASTIC ADDITIVES</text:p>
          </table:table-cell>
          <table:table-cell/>
          <table:table-cell office:value-type="string" calcext:value-type="string">
            <text:p> </text:p>
          </table:table-cell>
          <table:table-cell table:style-name="ce2"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PULP &amp; PAPER</text:p>
          </table:table-cell>
          <table:table-cell/>
          <table:table-cell office:value-type="string" calcext:value-type="string">
            <text:p> </text:p>
          </table:table-cell>
          <table:table-cell table:style-name="ce2"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REFINERY ADDITIVES</text:p>
          </table:table-cell>
          <table:table-cell/>
          <table:table-cell office:value-type="string" calcext:value-type="string">
            <text:p> </text:p>
          </table:table-cell>
          <table:table-cell table:style-name="ce2"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RUBBER</text:p>
          </table:table-cell>
          <table:table-cell/>
          <table:table-cell office:value-type="string" calcext:value-type="string">
            <text:p> </text:p>
          </table:table-cell>
          <table:table-cell table:style-name="ce2"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SPECIALTY COATINGS</text:p>
          </table:table-cell>
          <table:table-cell/>
          <table:table-cell office:value-type="string" calcext:value-type="string">
            <text:p> </text:p>
          </table:table-cell>
          <table:table-cell table:style-name="ce2"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SUSPENSION POLYMERIZATION</text:p>
          </table:table-cell>
          <table:table-cell/>
          <table:table-cell office:value-type="string" calcext:value-type="string">
            <text:p> </text:p>
          </table:table-cell>
          <table:table-cell table:style-name="ce2"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/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TEXTILES &amp; LEATHER</text:p>
          </table:table-cell>
          <table:table-cell/>
          <table:table-cell table:style-name="Default"/>
          <table:table-cell/>
          <table:table-cell table:style-name="Default" table:number-columns-repeated="19"/>
        </table:table-row>
        <table:table-row table:style-name="ro2">
          <table:table-cell table:style-name="Default" table:number-columns-repeated="2"/>
          <table:table-cell/>
          <table:table-cell table:style-name="ce6"/>
          <table:table-cell office:value-type="string" calcext:value-type="string">
            <text:p>TISSUES &amp; TOWEL</text:p>
          </table:table-cell>
          <table:table-cell/>
          <table:table-cell table:style-name="Default"/>
          <table:table-cell/>
          <table:table-cell table:style-name="Default" table:number-columns-repeated="19"/>
        </table:table-row>
        <table:table-row table:style-name="ro2">
          <table:table-cell table:style-name="Default" table:number-columns-repeated="2"/>
          <table:table-cell/>
          <table:table-cell table:style-name="ce6"/>
          <table:table-cell office:value-type="string" calcext:value-type="string">
            <text:p>TOBACCO</text:p>
          </table:table-cell>
          <table:table-cell/>
          <table:table-cell table:style-name="Default"/>
          <table:table-cell/>
          <table:table-cell table:style-name="Default" table:number-columns-repeated="19"/>
        </table:table-row>
        <table:table-row table:style-name="ro2">
          <table:table-cell table:style-name="Default" table:number-columns-repeated="2"/>
          <table:table-cell/>
          <table:table-cell table:style-name="ce6"/>
          <table:table-cell office:value-type="string" calcext:value-type="string">
            <text:p>WELDING RODS</text:p>
          </table:table-cell>
          <table:table-cell/>
          <table:table-cell table:style-name="Default"/>
          <table:table-cell/>
          <table:table-cell table:style-name="Default" table:number-columns-repeated="19"/>
        </table:table-row>
        <table:table-row table:style-name="ro2">
          <table:table-cell table:style-name="Default" table:number-columns-repeated="2"/>
          <table:table-cell/>
          <table:table-cell table:style-name="ce4"/>
          <table:table-cell table:style-name="ce10" office:value-type="string" calcext:value-type="string">
            <text:p>WOODCARE</text:p>
          </table:table-cell>
          <table:table-cell/>
          <table:table-cell table:style-name="Default"/>
          <table:table-cell/>
          <table:table-cell table:style-name="Default" table:number-columns-repeated="19"/>
        </table:table-row>
        <table:table-row table:style-name="ro2" table:number-rows-repeated="4"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19"/>
        </table:table-row>
        <table:table-row table:style-name="ro3" table:number-rows-repeated="28"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19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 </text:p>
          </table:table-cell>
          <table:table-cell table:style-name="ce2"/>
          <table:table-cell table:style-name="Default"/>
          <table:table-cell/>
          <table:table-cell table:style-name="Default" table:number-columns-repeated="19"/>
        </table:table-row>
        <table:table-row table:style-name="ro3" table:number-rows-repeated="13"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19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 </text:p>
          </table:table-cell>
          <table:table-cell table:style-name="ce2"/>
          <table:table-cell table:style-name="Default"/>
          <table:table-cell/>
          <table:table-cell table:style-name="Default" table:number-columns-repeated="19"/>
        </table:table-row>
        <table:table-row table:style-name="ro3" table:number-rows-repeated="25"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19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 </text:p>
          </table:table-cell>
          <table:table-cell table:style-name="ce2"/>
          <table:table-cell table:style-name="Default"/>
          <table:table-cell/>
          <table:table-cell table:style-name="Default" table:number-columns-repeated="19"/>
        </table:table-row>
      </table:table>
      <table:table table:name="Drop Down Options" table:style-name="ta1"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default-cell-style-name="ce12"/>
        <table:table-column table:style-name="co1" table:number-columns-repeated="9" table:default-cell-style-name="ce2"/>
        <table:table-column table:style-name="co5" table:number-columns-repeated="4" table:default-cell-style-name="ce2"/>
        <table:table-row table:style-name="ro2">
          <table:table-cell table:style-name="ce1" office:value-type="string" calcext:value-type="string">
            <text:p>Sales District/Industry</text:p>
          </table:table-cell>
          <table:table-cell table:style-name="ce1" office:value-type="string" calcext:value-type="string">
            <text:p>Sales Ofice/Region</text:p>
          </table:table-cell>
          <table:table-cell table:style-name="ce1" office:value-type="string" calcext:value-type="string">
            <text:p>Sales Group/Country</text:p>
          </table:table-cell>
          <table:table-cell table:style-name="ce1" office:value-type="string" calcext:value-type="string">
            <text:p>Customer Group / Business Unit</text:p>
          </table:table-cell>
          <table:table-cell table:style-name="ce1" office:value-type="string" calcext:value-type="string">
            <text:p>PAC Descriptions (per each BU)</text:p>
          </table:table-cell>
          <table:table-cell table:style-name="ce1" office:value-type="string" calcext:value-type="string">
            <text:p>SBU for all BUs</text:p>
          </table:table-cell>
          <table:table-cell table:style-name="ce1" office:value-type="string" calcext:value-type="string">
            <text:p>Functionality</text:p>
          </table:table-cell>
          <table:table-cell table:style-name="ce1" office:value-type="string" calcext:value-type="string">
            <text:p>Opportunity Status</text:p>
          </table:table-cell>
          <table:table-cell table:style-name="ce1" office:value-type="string" calcext:value-type="string">
            <text:p>Opportunity Type</text:p>
          </table:table-cell>
          <table:table-cell table:style-name="ce1" office:value-type="string" calcext:value-type="string">
            <text:p>Stage Qualification</text:p>
            <text:p>Probability of Winning</text:p>
          </table:table-cell>
          <table:table-cell table:style-name="ce1" office:value-type="string" calcext:value-type="string">
            <text:p>Result Reason</text:p>
          </table:table-cell>
          <table:table-cell table:style-name="ce1" office:value-type="string" calcext:value-type="string">
            <text:p>UOM</text:p>
          </table:table-cell>
          <table:table-cell table:style-name="ce1" office:value-type="string" calcext:value-type="string">
            <text:p>Contact Relationship</text:p>
          </table:table-cell>
          <table:table-cell table:style-name="ce1" office:value-type="string" calcext:value-type="string">
            <text:p>Contact Nature / Role Assignment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CONSUMER - (52100)</text:p>
          </table:table-cell>
          <table:table-cell table:style-name="ce3" office:value-type="string" calcext:value-type="string">
            <text:p>CHINA</text:p>
          </table:table-cell>
          <table:table-cell table:style-name="ce9" office:value-type="string" calcext:value-type="string">
            <text:p>GREATER CHINA (5C1)</text:p>
          </table:table-cell>
          <table:table-cell table:style-name="ce5" office:value-type="string" calcext:value-type="string">
            <text:p>AGCHEM</text:p>
          </table:table-cell>
          <table:table-cell table:style-name="ce11" office:value-type="string" calcext:value-type="string">
            <text:p>AGCHEM</text:p>
          </table:table-cell>
          <table:table-cell office:value-type="string" calcext:value-type="string">
            <text:p>ACRYLATES</text:p>
          </table:table-cell>
          <table:table-cell office:value-type="string" calcext:value-type="string">
            <text:p>ADHESION</text:p>
          </table:table-cell>
          <table:table-cell office:value-type="string" calcext:value-type="string">
            <text:p>OPEN / IN-PROGRESS</text:p>
          </table:table-cell>
          <table:table-cell office:value-type="string" calcext:value-type="string">
            <text:p>NEW BUSINESS</text:p>
          </table:table-cell>
          <table:table-cell office:value-type="string" calcext:value-type="string">
            <text:p>STAGE-1 (@ 25%)</text:p>
          </table:table-cell>
          <table:table-cell office:value-type="string" calcext:value-type="string">
            <text:p>CLINICAL TRIAL</text:p>
          </table:table-cell>
          <table:table-cell office:value-type="string" calcext:value-type="string">
            <text:p>KILOGRAM</text:p>
          </table:table-cell>
          <table:table-cell office:value-type="string" calcext:value-type="string">
            <text:p>TRUSTWORTHY</text:p>
          </table:table-cell>
          <table:table-cell office:value-type="string" calcext:value-type="string">
            <text:p>COACH / CHAMPION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INDUSTRIAL - (52200)</text:p>
          </table:table-cell>
          <table:table-cell table:style-name="ce4"/>
          <table:table-cell table:style-name="ce10" office:value-type="string" calcext:value-type="string">
            <text:p>TAIWAN (5I5)</text:p>
          </table:table-cell>
          <table:table-cell/>
          <table:table-cell table:style-name="Default"/>
          <table:table-cell office:value-type="string" calcext:value-type="string">
            <text:p>ADVANCED MATERIALS</text:p>
          </table:table-cell>
          <table:table-cell office:value-type="string" calcext:value-type="string">
            <text:p>ADVANTIA COATING SYSTEM</text:p>
          </table:table-cell>
          <table:table-cell office:value-type="string" calcext:value-type="string">
            <text:p>ON - HOLD</text:p>
          </table:table-cell>
          <table:table-cell office:value-type="string" calcext:value-type="string">
            <text:p>SPOT OPPORTUNITY</text:p>
          </table:table-cell>
          <table:table-cell office:value-type="string" calcext:value-type="string">
            <text:p>STAGE-2 (@ 50%)</text:p>
          </table:table-cell>
          <table:table-cell office:value-type="string" calcext:value-type="string">
            <text:p>COMPETITOR</text:p>
          </table:table-cell>
          <table:table-cell office:value-type="string" calcext:value-type="string">
            <text:p>US POUND</text:p>
          </table:table-cell>
          <table:table-cell office:value-type="string" calcext:value-type="string">
            <text:p>IDENTIFIED</text:p>
          </table:table-cell>
          <table:table-cell office:value-type="string" calcext:value-type="string">
            <text:p>EVALUATOR / FORMULATOR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MULTI-INDUSTRY (51600)</text:p>
          </table:table-cell>
          <table:table-cell table:style-name="Default"/>
          <table:table-cell/>
          <table:table-cell table:style-name="ce3" office:value-type="string" calcext:value-type="string">
            <text:p>SKINCARE</text:p>
          </table:table-cell>
          <table:table-cell table:style-name="ce9" office:value-type="string" calcext:value-type="string">
            <text:p>Skin Care - AP/DEO</text:p>
          </table:table-cell>
          <table:table-cell office:value-type="string" calcext:value-type="string">
            <text:p>AQUAFLOW</text:p>
          </table:table-cell>
          <table:table-cell office:value-type="string" calcext:value-type="string">
            <text:p>ALCOHOL TOLERANT</text:p>
          </table:table-cell>
          <table:table-cell office:value-type="string" calcext:value-type="string">
            <text:p>CLOSED - WON</text:p>
          </table:table-cell>
          <table:table-cell office:value-type="string" calcext:value-type="string">
            <text:p>UPSIDE VOLUME</text:p>
          </table:table-cell>
          <table:table-cell office:value-type="string" calcext:value-type="string">
            <text:p>STAGE-3 (@75%)</text:p>
          </table:table-cell>
          <table:table-cell office:value-type="string" calcext:value-type="string">
            <text:p>CUSTOMER PROJECT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MET WITH</text:p>
          </table:table-cell>
          <table:table-cell office:value-type="string" calcext:value-type="string">
            <text:p>VALUE DECISION MAKER /</text:p>
            <text:p>ECONOMIC BUYER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5" office:value-type="string" calcext:value-type="string">
            <text:p>EasternEUROPE</text:p>
          </table:table-cell>
          <table:table-cell table:style-name="ce11" office:value-type="string" calcext:value-type="string">
            <text:p>EASTERN EUROPE (5D1)</text:p>
          </table:table-cell>
          <table:table-cell table:style-name="ce7"/>
          <table:table-cell office:value-type="string" calcext:value-type="string">
            <text:p>Skin Care - FACE &amp; BODY</text:p>
          </table:table-cell>
          <table:table-cell office:value-type="string" calcext:value-type="string">
            <text:p>BIOCIDES</text:p>
          </table:table-cell>
          <table:table-cell office:value-type="string" calcext:value-type="string">
            <text:p>AMPHOTERIC</text:p>
          </table:table-cell>
          <table:table-cell office:value-type="string" calcext:value-type="string">
            <text:p>CLOSED - LOST</text:p>
          </table:table-cell>
          <table:table-cell office:value-type="string" calcext:value-type="string">
            <text:p>PRICE INCREASE</text:p>
          </table:table-cell>
          <table:table-cell office:value-type="string" calcext:value-type="string">
            <text:p>STAGE-4 (@100%)</text:p>
          </table:table-cell>
          <table:table-cell office:value-type="string" calcext:value-type="string">
            <text:p>FDA APPROVAL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UNKNOWN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/>
          <table:table-cell/>
          <table:table-cell table:style-name="ce7"/>
          <table:table-cell office:value-type="string" calcext:value-type="string">
            <text:p>Skin Care - HYDROSHEER</text:p>
          </table:table-cell>
          <table:table-cell office:value-type="string" calcext:value-type="string">
            <text:p>CARBOMER</text:p>
          </table:table-cell>
          <table:table-cell office:value-type="string" calcext:value-type="string">
            <text:p>ANIONIC</text:p>
          </table:table-cell>
          <table:table-cell office:value-type="string" calcext:value-type="string">
            <text:p>CLOSED - CANCELLED BY CUSTOMER</text:p>
          </table:table-cell>
          <table:table-cell office:value-type="string" calcext:value-type="string">
            <text:p>SHARE SHIF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FAVOR US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3" office:value-type="string" calcext:value-type="string">
            <text:p>LatinAMERICA</text:p>
          </table:table-cell>
          <table:table-cell table:style-name="ce9" office:value-type="string" calcext:value-type="string">
            <text:p>BRAZIL (5E1)</text:p>
          </table:table-cell>
          <table:table-cell table:style-name="ce7"/>
          <table:table-cell office:value-type="string" calcext:value-type="string">
            <text:p>Skin Care - LUBRICATING GELS</text:p>
          </table:table-cell>
          <table:table-cell office:value-type="string" calcext:value-type="string">
            <text:p>CMC</text:p>
          </table:table-cell>
          <table:table-cell office:value-type="string" calcext:value-type="string">
            <text:p>ANTI AGGLOMERANT</text:p>
          </table:table-cell>
          <table:table-cell office:value-type="string" calcext:value-type="string">
            <text:p>CLOSED - NOT PURSUED BY ASI</text:p>
          </table:table-cell>
          <table:table-cell office:value-type="string" calcext:value-type="string">
            <text:p>NEW PRODUCT - NEW TO AS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ENERATED NEW OPPORTUNIT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AVOR COMPETITION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6"/>
          <table:table-cell table:style-name="ce12" office:value-type="string" calcext:value-type="string">
            <text:p>MEXCARCA (5E2)</text:p>
          </table:table-cell>
          <table:table-cell table:style-name="ce7"/>
          <table:table-cell office:value-type="string" calcext:value-type="string">
            <text:p>Skin Care - RINSE OFF</text:p>
          </table:table-cell>
          <table:table-cell office:value-type="string" calcext:value-type="string">
            <text:p>CMC JIANGMEN</text:p>
          </table:table-cell>
          <table:table-cell office:value-type="string" calcext:value-type="string">
            <text:p>ANTI CORROS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W PRODUCT - NEW TO THE WORL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SI PROFITABILIT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UTRAL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6"/>
          <table:table-cell table:style-name="ce12" office:value-type="string" calcext:value-type="string">
            <text:p>NORTH ANDEAN REGION (5E3)</text:p>
          </table:table-cell>
          <table:table-cell table:style-name="ce7"/>
          <table:table-cell office:value-type="string" calcext:value-type="string">
            <text:p>Skin Care - SUN</text:p>
          </table:table-cell>
          <table:table-cell office:value-type="string" calcext:value-type="string">
            <text:p>CONSTRUTION ADDITIVES</text:p>
          </table:table-cell>
          <table:table-cell office:value-type="string" calcext:value-type="string">
            <text:p>ANTI-STATI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W PRODUCT - LINE EXTENSION / APPLIC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SI PROJECT TECHNICAL PERFORMANCE</text:p>
          </table:table-cell>
          <table:table-cell table:number-columns-repeated="7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4"/>
          <table:table-cell table:style-name="ce10" office:value-type="string" calcext:value-type="string">
            <text:p>SOUTH ANDEAN REGION (5E4)</text:p>
          </table:table-cell>
          <table:table-cell table:style-name="ce8"/>
          <table:table-cell table:style-name="ce10" office:value-type="string" calcext:value-type="string">
            <text:p>Skin Care - WOUND CARE</text:p>
          </table:table-cell>
          <table:table-cell office:value-type="string" calcext:value-type="string">
            <text:p>COSMETIC CHEMICALS</text:p>
          </table:table-cell>
          <table:table-cell office:value-type="string" calcext:value-type="string">
            <text:p>API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LITIGATION ISSUE</text:p>
          </table:table-cell>
          <table:table-cell table:number-columns-repeated="7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/>
          <table:table-cell/>
          <table:table-cell table:style-name="ce2" office:value-type="string" calcext:value-type="string">
            <text:p> </text:p>
          </table:table-cell>
          <table:table-cell table:style-name="Default"/>
          <table:table-cell office:value-type="string" calcext:value-type="string">
            <text:p>EC</text:p>
          </table:table-cell>
          <table:table-cell office:value-type="string" calcext:value-type="string">
            <text:p>ASR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ERFORMANCE vs. ALTERNATIVE</text:p>
          </table:table-cell>
          <table:table-cell table:number-columns-repeated="7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3" office:value-type="string" calcext:value-type="string">
            <text:p>MiddleEastAFRICA</text:p>
          </table:table-cell>
          <table:table-cell table:style-name="ce9" office:value-type="string" calcext:value-type="string">
            <text:p>EAST AFRICA (5F2)</text:p>
          </table:table-cell>
          <table:table-cell table:style-name="ce3" office:value-type="string" calcext:value-type="string">
            <text:p>HAIRCARE</text:p>
          </table:table-cell>
          <table:table-cell table:style-name="ce9" office:value-type="string" calcext:value-type="string">
            <text:p>Hair Care - COLORANTS</text:p>
          </table:table-cell>
          <table:table-cell office:value-type="string" calcext:value-type="string">
            <text:p>ENCAPSULATES</text:p>
          </table:table-cell>
          <table:table-cell office:value-type="string" calcext:value-type="string">
            <text:p>BINDER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RICE</text:p>
          </table:table-cell>
          <table:table-cell table:number-columns-repeated="7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6"/>
          <table:table-cell table:style-name="ce12" office:value-type="string" calcext:value-type="string">
            <text:p>GCC (5F3)</text:p>
          </table:table-cell>
          <table:table-cell table:style-name="ce6"/>
          <table:table-cell office:value-type="string" calcext:value-type="string">
            <text:p>Hair Care - CONDITIONERS</text:p>
          </table:table-cell>
          <table:table-cell office:value-type="string" calcext:value-type="string">
            <text:p>FILM COATINGS</text:p>
          </table:table-cell>
          <table:table-cell office:value-type="string" calcext:value-type="string">
            <text:p>BIO-ADHESIVE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RODUCT APROVED BY FDA</text:p>
          </table:table-cell>
          <table:table-cell table:number-columns-repeated="7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6"/>
          <table:table-cell table:style-name="ce12" office:value-type="string" calcext:value-type="string">
            <text:p>MIDDLE EAST / AFRICA (5F1)</text:p>
          </table:table-cell>
          <table:table-cell table:style-name="ce6"/>
          <table:table-cell office:value-type="string" calcext:value-type="string">
            <text:p>Hair Care - PERMS / RELAXERS</text:p>
          </table:table-cell>
          <table:table-cell office:value-type="string" calcext:value-type="string">
            <text:p>FINE CHEMICALS</text:p>
          </table:table-cell>
          <table:table-cell office:value-type="string" calcext:value-type="string">
            <text:p>CATALYST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RODUCT AVAILABILITY</text:p>
          </table:table-cell>
          <table:table-cell table:number-columns-repeated="7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6"/>
          <table:table-cell table:style-name="ce12" office:value-type="string" calcext:value-type="string">
            <text:p>NEAR EAST (5F4)</text:p>
          </table:table-cell>
          <table:table-cell table:style-name="ce6"/>
          <table:table-cell office:value-type="string" calcext:value-type="string">
            <text:p>Hair Care - SHAMPOO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CATIONIC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ROSPECT CANCELLED PROJECT</text:p>
          </table:table-cell>
          <table:table-cell table:number-columns-repeated="7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style-name="ce12" office:value-type="string" calcext:value-type="string">
            <text:p>NORTH AFRICA (5F5)</text:p>
          </table:table-cell>
          <table:table-cell table:style-name="ce6"/>
          <table:table-cell office:value-type="string" calcext:value-type="string">
            <text:p>Hair Care - STYLING</text:p>
          </table:table-cell>
          <table:table-cell office:value-type="string" calcext:value-type="string">
            <text:p>GERMINAL</text:p>
          </table:table-cell>
          <table:table-cell office:value-type="string" calcext:value-type="string">
            <text:p>COLD PROCESSABILITY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ROSPECT LOST FUNDING</text:p>
          </table:table-cell>
          <table:table-cell table:number-columns-repeated="7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style-name="ce12" office:value-type="string" calcext:value-type="string">
            <text:p>SOUTH AFRICA (5F6)</text:p>
          </table:table-cell>
          <table:table-cell table:style-name="ce4"/>
          <table:table-cell table:style-name="ce10" office:value-type="string" calcext:value-type="string">
            <text:p>Hair Care - TREATMENTS</text:p>
          </table:table-cell>
          <table:table-cell office:value-type="string" calcext:value-type="string">
            <text:p>GUAR</text:p>
          </table:table-cell>
          <table:table-cell office:value-type="string" calcext:value-type="string">
            <text:p>COMPLEXATION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REGULATORY ISSUE</text:p>
          </table:table-cell>
          <table:table-cell table:number-columns-repeated="7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6"/>
          <table:table-cell table:style-name="ce12" office:value-type="string" calcext:value-type="string">
            <text:p>SOUTH AFRICA F (5F7)</text:p>
          </table:table-cell>
          <table:table-cell/>
          <table:table-cell table:style-name="Default"/>
          <table:table-cell office:value-type="string" calcext:value-type="string">
            <text:p>HEC</text:p>
          </table:table-cell>
          <table:table-cell office:value-type="string" calcext:value-type="string">
            <text:p>CROSS-LINKER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OTHER (DESCRIBE IN RESULTS DESCRIPTION)</text:p>
          </table:table-cell>
          <table:table-cell table:number-columns-repeated="7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6"/>
          <table:table-cell table:style-name="ce12" office:value-type="string" calcext:value-type="string">
            <text:p>WEST AFRICA (5F8)</text:p>
          </table:table-cell>
          <table:table-cell table:style-name="ce3" office:value-type="string" calcext:value-type="string">
            <text:p>ORALCARE</text:p>
          </table:table-cell>
          <table:table-cell table:style-name="ce9" office:value-type="string" calcext:value-type="string">
            <text:p>Oral Care - DENTIFRICE</text:p>
          </table:table-cell>
          <table:table-cell office:value-type="string" calcext:value-type="string">
            <text:p>HEC NANJING</text:p>
          </table:table-cell>
          <table:table-cell office:value-type="string" calcext:value-type="string">
            <text:p>DELIVERY AGENT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4"/>
          <table:table-cell table:style-name="ce10" office:value-type="string" calcext:value-type="string">
            <text:p>WEST AFRICA F (5F9)</text:p>
          </table:table-cell>
          <table:table-cell table:style-name="ce4"/>
          <table:table-cell table:style-name="ce10" office:value-type="string" calcext:value-type="string">
            <text:p>Oral Care - DENTURE CARE</text:p>
          </table:table-cell>
          <table:table-cell office:value-type="string" calcext:value-type="string">
            <text:p>IRON MICROPOWDERS</text:p>
          </table:table-cell>
          <table:table-cell office:value-type="string" calcext:value-type="string">
            <text:p>DEVELOPMENT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/>
          <table:table-cell table:style-name="ce2" office:value-type="string" calcext:value-type="string">
            <text:p> </text:p>
          </table:table-cell>
          <table:table-cell/>
          <table:table-cell table:style-name="Default"/>
          <table:table-cell office:value-type="string" calcext:value-type="string">
            <text:p>ISOBUTYLENE DERIVATIVES</text:p>
          </table:table-cell>
          <table:table-cell office:value-type="string" calcext:value-type="string">
            <text:p>DISINTEGRANT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3" office:value-type="string" calcext:value-type="string">
            <text:p>NorthAMERICA</text:p>
          </table:table-cell>
          <table:table-cell table:style-name="ce9" office:value-type="string" calcext:value-type="string">
            <text:p>CANADA (5G1)</text:p>
          </table:table-cell>
          <table:table-cell table:style-name="ce3" office:value-type="string" calcext:value-type="string">
            <text:p>HOUSEHOLD</text:p>
          </table:table-cell>
          <table:table-cell table:style-name="ce9" office:value-type="string" calcext:value-type="string">
            <text:p>Household - AIR CARE</text:p>
          </table:table-cell>
          <table:table-cell office:value-type="string" calcext:value-type="string">
            <text:p>KLUCEL</text:p>
          </table:table-cell>
          <table:table-cell office:value-type="string" calcext:value-type="string">
            <text:p>DISPERSANT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4"/>
          <table:table-cell table:style-name="ce10" office:value-type="string" calcext:value-type="string">
            <text:p>US (5G2)</text:p>
          </table:table-cell>
          <table:table-cell table:style-name="ce6"/>
          <table:table-cell office:value-type="string" calcext:value-type="string">
            <text:p>Household - BLEACH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DYE FIXATIVE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/>
          <table:table-cell/>
          <table:table-cell table:style-name="ce6"/>
          <table:table-cell office:value-type="string" calcext:value-type="string">
            <text:p>Household - DISHWASHING</text:p>
          </table:table-cell>
          <table:table-cell office:value-type="string" calcext:value-type="string">
            <text:p>MC TIANPU</text:p>
          </table:table-cell>
          <table:table-cell office:value-type="string" calcext:value-type="string">
            <text:p>DYE TRANSFER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3" office:value-type="string" calcext:value-type="string">
            <text:p>RestOfAsia</text:p>
          </table:table-cell>
          <table:table-cell table:style-name="ce9" office:value-type="string" calcext:value-type="string">
            <text:p>AUSTRALIA (5H1) / NZ</text:p>
          </table:table-cell>
          <table:table-cell table:style-name="ce6"/>
          <table:table-cell office:value-type="string" calcext:value-type="string">
            <text:p>Household - INSECTICIDES</text:p>
          </table:table-cell>
          <table:table-cell office:value-type="string" calcext:value-type="string">
            <text:p>NON-SBU</text:p>
          </table:table-cell>
          <table:table-cell office:value-type="string" calcext:value-type="string">
            <text:p>DYE TRANSFER INHIBITION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6"/>
          <table:table-cell table:style-name="ce12" office:value-type="string" calcext:value-type="string">
            <text:p>INDIA (5H2)BD / LK</text:p>
          </table:table-cell>
          <table:table-cell table:style-name="ce6"/>
          <table:table-cell office:value-type="string" calcext:value-type="string">
            <text:p>Household - LAUNDRY</text:p>
          </table:table-cell>
          <table:table-cell office:value-type="string" calcext:value-type="string">
            <text:p>PHARMA PFR</text:p>
          </table:table-cell>
          <table:table-cell office:value-type="string" calcext:value-type="string">
            <text:p>ELECTRICAL CONDUCTIVITY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style-name="ce12" office:value-type="string" calcext:value-type="string">
            <text:p>INDONESIA (5H3)</text:p>
          </table:table-cell>
          <table:table-cell table:style-name="ce6"/>
          <table:table-cell office:value-type="string" calcext:value-type="string">
            <text:p>Household - POLISHES</text:p>
          </table:table-cell>
          <table:table-cell office:value-type="string" calcext:value-type="string">
            <text:p>PHOSPHATE ESTERS</text:p>
          </table:table-cell>
          <table:table-cell office:value-type="string" calcext:value-type="string">
            <text:p>ELECTRICAL RESISTANCE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style-name="ce12" office:value-type="string" calcext:value-type="string">
            <text:p>JAPAN (5H4)</text:p>
          </table:table-cell>
          <table:table-cell table:style-name="ce6"/>
          <table:table-cell office:value-type="string" calcext:value-type="string">
            <text:p>Household - SURFACE CARE</text:p>
          </table:table-cell>
          <table:table-cell office:value-type="string" calcext:value-type="string">
            <text:p>POLYTERPENE RESINS</text:p>
          </table:table-cell>
          <table:table-cell office:value-type="string" calcext:value-type="string">
            <text:p>EMI PROTECTION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style-name="ce12" office:value-type="string" calcext:value-type="string">
            <text:p>KOREA (5H5)</text:p>
          </table:table-cell>
          <table:table-cell table:style-name="ce4"/>
          <table:table-cell table:style-name="ce10" office:value-type="string" calcext:value-type="string">
            <text:p>Household - TOILET CARE</text:p>
          </table:table-cell>
          <table:table-cell office:value-type="string" calcext:value-type="string">
            <text:p>PRESERVATIVES</text:p>
          </table:table-cell>
          <table:table-cell office:value-type="string" calcext:value-type="string">
            <text:p>EMULSIFYING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style-name="ce12" office:value-type="string" calcext:value-type="string">
            <text:p>MALAYSIA (5H6)</text:p>
          </table:table-cell>
          <table:table-cell/>
          <table:table-cell table:style-name="Default"/>
          <table:table-cell office:value-type="string" calcext:value-type="string">
            <text:p>REDISPERSABLE POWDERS</text:p>
          </table:table-cell>
          <table:table-cell office:value-type="string" calcext:value-type="string">
            <text:p>ENCAPSULATION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style-name="ce12" office:value-type="string" calcext:value-type="string">
            <text:p>MAURITIUS (5H7)</text:p>
          </table:table-cell>
          <table:table-cell table:style-name="ce3" office:value-type="string" calcext:value-type="string">
            <text:p>NUTRITION</text:p>
          </table:table-cell>
          <table:table-cell table:style-name="ce9" office:value-type="string" calcext:value-type="string">
            <text:p>BEVERAGE - BEER</text:p>
          </table:table-cell>
          <table:table-cell office:value-type="string" calcext:value-type="string">
            <text:p>SOLVENTS</text:p>
          </table:table-cell>
          <table:table-cell office:value-type="string" calcext:value-type="string">
            <text:p>EXCIPIENT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style-name="ce12" office:value-type="string" calcext:value-type="string">
            <text:p>MYANMAR (5H8)</text:p>
          </table:table-cell>
          <table:table-cell table:style-name="ce6"/>
          <table:table-cell office:value-type="string" calcext:value-type="string">
            <text:p>BEVERAGE - WINE</text:p>
          </table:table-cell>
          <table:table-cell office:value-type="string" calcext:value-type="string">
            <text:p>SPECIALTY ADDITIVES</text:p>
          </table:table-cell>
          <table:table-cell office:value-type="string" calcext:value-type="string">
            <text:p>FILM FORMER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style-name="ce12" office:value-type="string" calcext:value-type="string">
            <text:p>NEPAL (5H9)</text:p>
          </table:table-cell>
          <table:table-cell table:style-name="ce6"/>
          <table:table-cell office:value-type="string" calcext:value-type="string">
            <text:p>FOOD - BEVERAGE (NON-BEER OR WINE)</text:p>
          </table:table-cell>
          <table:table-cell office:value-type="string" calcext:value-type="string">
            <text:p>STUMPWOOD DERIVATIVES</text:p>
          </table:table-cell>
          <table:table-cell office:value-type="string" calcext:value-type="string">
            <text:p>FLEXIBILITY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style-name="ce12" office:value-type="string" calcext:value-type="string">
            <text:p>PAKISTAN (5I1)</text:p>
          </table:table-cell>
          <table:table-cell table:style-name="ce6"/>
          <table:table-cell office:value-type="string" calcext:value-type="string">
            <text:p>FOOD - BAKERY</text:p>
          </table:table-cell>
          <table:table-cell office:value-type="string" calcext:value-type="string">
            <text:p>TECHWAX</text:p>
          </table:table-cell>
          <table:table-cell office:value-type="string" calcext:value-type="string">
            <text:p>FLOCCULENT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style-name="ce12" office:value-type="string" calcext:value-type="string">
            <text:p>PHILIPPINES (5I2)</text:p>
          </table:table-cell>
          <table:table-cell table:style-name="ce6"/>
          <table:table-cell office:value-type="string" calcext:value-type="string">
            <text:p>FOOD - DAIRY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FLOW CONTROL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style-name="ce12" office:value-type="string" calcext:value-type="string">
            <text:p>REST OF ASIA (5I3)</text:p>
          </table:table-cell>
          <table:table-cell table:style-name="ce6"/>
          <table:table-cell office:value-type="string" calcext:value-type="string">
            <text:p>FOOD - MEAT</text:p>
          </table:table-cell>
          <table:table-cell office:value-type="string" calcext:value-type="string">
            <text:p>V-CAP AND DERIVATIVES</text:p>
          </table:table-cell>
          <table:table-cell office:value-type="string" calcext:value-type="string">
            <text:p>FLUID LOSS ADDITIVE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style-name="ce12" office:value-type="string" calcext:value-type="string">
            <text:p>SINGAPORE (5I8)</text:p>
          </table:table-cell>
          <table:table-cell table:style-name="ce6"/>
          <table:table-cell office:value-type="string" calcext:value-type="string">
            <text:p>FOOD - MEAT ALTERNATIVES</text:p>
          </table:table-cell>
          <table:table-cell office:value-type="string" calcext:value-type="string">
            <text:p>VINYL ETHERS AND DERIVATIVES</text:p>
          </table:table-cell>
          <table:table-cell office:value-type="string" calcext:value-type="string">
            <text:p>GLOSS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style-name="ce12" office:value-type="string" calcext:value-type="string">
            <text:p>THAILAND (5I6)</text:p>
          </table:table-cell>
          <table:table-cell table:style-name="ce6"/>
          <table:table-cell office:value-type="string" calcext:value-type="string">
            <text:p>FOOD - DESERT AND TOPPINGS</text:p>
          </table:table-cell>
          <table:table-cell office:value-type="string" calcext:value-type="string">
            <text:p>VP AND DERIVATIVES</text:p>
          </table:table-cell>
          <table:table-cell office:value-type="string" calcext:value-type="string">
            <text:p>HYDROPHILIC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8" office:value-type="string" calcext:value-type="string">
            <text:p> </text:p>
          </table:table-cell>
          <table:table-cell table:style-name="ce10" office:value-type="string" calcext:value-type="string">
            <text:p>VIETNAM (5I7)</text:p>
          </table:table-cell>
          <table:table-cell table:style-name="ce6"/>
          <table:table-cell office:value-type="string" calcext:value-type="string">
            <text:p>FOOD - PET FOOD</text:p>
          </table:table-cell>
          <table:table-cell office:value-type="string" calcext:value-type="string">
            <text:p>XANTHAN GUMS</text:p>
          </table:table-cell>
          <table:table-cell office:value-type="string" calcext:value-type="string">
            <text:p>HYDROPHOBIC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/>
          <table:table-cell table:style-name="ce6"/>
          <table:table-cell office:value-type="string" calcext:value-type="string">
            <text:p>FOOD - PREPARED FOO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HIBITION OF ACTIVITY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3" office:value-type="string" calcext:value-type="string">
            <text:p>WesternEUROPE</text:p>
          </table:table-cell>
          <table:table-cell table:style-name="ce9" office:value-type="string" calcext:value-type="string">
            <text:p>CENTRAL EUROPE (5K1)</text:p>
          </table:table-cell>
          <table:table-cell table:style-name="ce6"/>
          <table:table-cell office:value-type="string" calcext:value-type="string">
            <text:p>FOOD - SAUCES AND SAVORY PRODUCT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ITIATOR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style-name="ce12" office:value-type="string" calcext:value-type="string">
            <text:p>NORTHERN EUROPE (5K2)</text:p>
          </table:table-cell>
          <table:table-cell table:style-name="ce8" office:value-type="string" calcext:value-type="string">
            <text:p> </text:p>
          </table:table-cell>
          <table:table-cell table:style-name="ce10" office:value-type="string" calcext:value-type="string">
            <text:p>FOOD - OT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EY STARTING MATERIAL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ce8" office:value-type="string" calcext:value-type="string">
            <text:p> </text:p>
          </table:table-cell>
          <table:table-cell table:style-name="ce10" office:value-type="string" calcext:value-type="string">
            <text:p>SOUTHERN EUROPE (5K3)</text:p>
          </table:table-cell>
          <table:table-cell table:style-name="ce2" office:value-type="string" calcext:value-type="string">
            <text:p> </text:p>
          </table:table-cell>
          <table:table-cell table:style-name="Default"/>
          <table:table-cell office:value-type="string" calcext:value-type="string">
            <text:p> </text:p>
          </table:table-cell>
          <table:table-cell office:value-type="string" calcext:value-type="string">
            <text:p>LUBRICATION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/>
          <table:table-cell table:style-name="ce3" office:value-type="string" calcext:value-type="string">
            <text:p>PHARMACEUTICALS</text:p>
          </table:table-cell>
          <table:table-cell table:style-name="ce9" office:value-type="string" calcext:value-type="string">
            <text:p>ANTISEPTIC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TTE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/>
          <table:table-cell table:style-name="ce6"/>
          <table:table-cell office:value-type="string" calcext:value-type="string">
            <text:p>BINDERS - CONTROLLED RELEAS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ETAL SEQUESTRANT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/>
          <table:table-cell table:style-name="ce6"/>
          <table:table-cell office:value-type="string" calcext:value-type="string">
            <text:p>BINDERS - IMMEDIATE RELEAS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ONOMER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6"/>
          <table:table-cell office:value-type="string" calcext:value-type="string">
            <text:p>DISINTEGRANT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ON-IONIC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6"/>
          <table:table-cell office:value-type="string" calcext:value-type="string">
            <text:p>FERRONYL IR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IL SOLUBILITY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6"/>
          <table:table-cell office:value-type="string" calcext:value-type="string">
            <text:p>FILM COATING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PACIFIER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6"/>
          <table:table-cell office:value-type="string" calcext:value-type="string">
            <text:p>FINE CHEMICAL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THER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6"/>
          <table:table-cell office:value-type="string" calcext:value-type="string">
            <text:p>INJECTAB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MEABILITY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6"/>
          <table:table-cell office:value-type="string" calcext:value-type="string">
            <text:p>MEMBRAN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TOLERANCE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6"/>
          <table:table-cell office:value-type="string" calcext:value-type="string">
            <text:p>OT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LASTICIZER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6"/>
          <table:table-cell office:value-type="string" calcext:value-type="string">
            <text:p>PHARMA TEC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RESERVATION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6"/>
          <table:table-cell office:value-type="string" calcext:value-type="string">
            <text:p>SOLUBILIZER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ROCESSING AID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4"/>
          <table:table-cell table:style-name="ce10" office:value-type="string" calcext:value-type="string">
            <text:p>VISCOSITY MODIFI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EACTIVE SOLVENT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number-columns-repeated="2" table:style-name="ce2" office:value-type="string" calcext:value-type="string">
            <text:p> </text:p>
          </table:table-cell>
          <table:table-cell table:style-name="Default"/>
          <table:table-cell office:value-type="string" calcext:value-type="string">
            <text:p> </text:p>
          </table:table-cell>
          <table:table-cell office:value-type="string" calcext:value-type="string">
            <text:p>REGULATED INTERMEDIATE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3" office:value-type="string" calcext:value-type="string">
            <text:p>ADVANCEDMATERIALS</text:p>
          </table:table-cell>
          <table:table-cell table:style-name="ce9" office:value-type="string" calcext:value-type="string">
            <text:p>BLOOD TRANSFUSION Q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ELEASE AGENT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FILM DOSIMETR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HEOLOGY MODIFIER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RADIATION DETEC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ALT TOLERANCE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RADIOTHERAPY, RADIOLOGY, INDUSTRIAL Q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EQUESTRANT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8" office:value-type="string" calcext:value-type="string">
            <text:p> </text:p>
          </table:table-cell>
          <table:table-cell table:style-name="ce10" office:value-type="string" calcext:value-type="string">
            <text:p>STERILIZ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HEAR THINNING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/>
          <table:table-cell table:style-name="Default"/>
          <table:table-cell office:value-type="string" calcext:value-type="string">
            <text:p> </text:p>
          </table:table-cell>
          <table:table-cell office:value-type="string" calcext:value-type="string">
            <text:p>SHEAR TOLERANCE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3" office:value-type="string" calcext:value-type="string">
            <text:p>CONSTRUCTION</text:p>
          </table:table-cell>
          <table:table-cell table:style-name="ce9" office:value-type="string" calcext:value-type="string">
            <text:p>CEMENT BASED PROD CONCRETE ADDITIV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IZING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6"/>
          <table:table-cell office:value-type="string" calcext:value-type="string">
            <text:p>CEMENT BASED PROD INSULATION SYSTEM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OLVENCY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6"/>
          <table:table-cell office:value-type="string" calcext:value-type="string">
            <text:p>CEMENT BASED PROD OTHER (INCL: MM, UWC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OLVENT SOLUBILITY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6"/>
          <table:table-cell office:value-type="string" calcext:value-type="string">
            <text:p>CEMENT BASED PROD SELF LEVELING COMPOUN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PRAYABILITIY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CEMENT BASED PROD SKIM COAT, DECO REND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RP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CEMENT BASED PROD TILE CEMENTS (CTA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TABILIZATION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CEMENT BASED PRODUCTS - STUCCO/RENDER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UBSTANTIVE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CONSTRUCTION ADHESIVES, SEALANTS - DRY FIL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URFACE ACTIVITY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CONSTRUCTION ADHESIVES, SEALANTS - WE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URFACTANT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CONSTRUCTION OT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USPENDING AGENT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GYPSUM BASED PROD HAND PLASTER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WELLING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GYPSUM BASED PROD MACHINE PLASTER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CK MODIFIER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GYPSM BASED PROD OTHER (INCL: AFS, ADH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HERMAL STABILITY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GYPSUM BASED PRODUCTS - JOINT FILLER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HICKENER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I P BLENDS (FOR FINANCE REBATES ONLY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RANSPARENCY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LATEX BASED PROD SYNTHETIC PLASTER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V ABSORBER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LATEX BASED PRODUCTS - JOINT COMPOUND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V PROTECTOR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LATEX BASED PRODUCTS - OTHER LATE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ATER HOLDING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8" office:value-type="string" calcext:value-type="string">
            <text:p> </text:p>
          </table:table-cell>
          <table:table-cell table:style-name="ce10" office:value-type="string" calcext:value-type="string">
            <text:p>LATEX BASED PRODUCTS - TILE ADHESIV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ATER RESISTANCE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number-columns-repeated="2" table:style-name="ce2" office:value-type="string" calcext:value-type="string">
            <text:p> </text:p>
          </table:table-cell>
          <table:table-cell table:style-name="Default"/>
          <table:table-cell office:value-type="string" calcext:value-type="string">
            <text:p> </text:p>
          </table:table-cell>
          <table:table-cell office:value-type="string" calcext:value-type="string">
            <text:p>WATER SOLUBILITY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3" office:value-type="string" calcext:value-type="string">
            <text:p>ENERGY</text:p>
          </table:table-cell>
          <table:table-cell table:style-name="ce9" office:value-type="string" calcext:value-type="string">
            <text:p>ENERGY - CEMENTIN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AX INHIBITOR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/>
          <table:table-cell office:value-type="string" calcext:value-type="string">
            <text:p>ENERGY - DRILLING</text:p>
          </table:table-cell>
          <table:table-cell table:number-columns-repeated="13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/>
          <table:table-cell office:value-type="string" calcext:value-type="string">
            <text:p>ENERGY - NATURAL GAS LIQUIDS</text:p>
          </table:table-cell>
          <table:table-cell table:number-columns-repeated="13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ENERGY - PRODUCTION</text:p>
          </table:table-cell>
          <table:table-cell table:number-columns-repeated="13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ENERGY - STIMULATION</text:p>
          </table:table-cell>
          <table:table-cell table:number-columns-repeated="13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8" office:value-type="string" calcext:value-type="string">
            <text:p> </text:p>
          </table:table-cell>
          <table:table-cell table:style-name="ce10" office:value-type="string" calcext:value-type="string">
            <text:p>ENERGY - WORKOVER COMPLETION</text:p>
          </table:table-cell>
          <table:table-cell table:number-columns-repeated="13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number-columns-repeated="2" table:style-name="ce2" office:value-type="string" calcext:value-type="string">
            <text:p> </text:p>
          </table:table-cell>
          <table:table-cell table:style-name="Default"/>
          <table:table-cell table:number-columns-repeated="13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3" office:value-type="string" calcext:value-type="string">
            <text:p>COATINGSADDITIVES</text:p>
          </table:table-cell>
          <table:table-cell table:style-name="ce9" office:value-type="string" calcext:value-type="string">
            <text:p>ARCHITECTURAL / DECO</text:p>
          </table:table-cell>
          <table:table-cell table:style-name="Default"/>
          <table:table-cell table:number-columns-repeated="12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6"/>
          <table:table-cell office:value-type="string" calcext:value-type="string">
            <text:p>AUTOMOTIVE REFINISHING</text:p>
          </table:table-cell>
          <table:table-cell table:style-name="Default"/>
          <table:table-cell table:number-columns-repeated="12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COATINGS  - PROTECTIVE</text:p>
          </table:table-cell>
          <table:table-cell table:style-name="Default"/>
          <table:table-cell table:number-columns-repeated="12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COATINGS  - SPECIALTY</text:p>
          </table:table-cell>
          <table:table-cell table:style-name="Default"/>
          <table:table-cell table:number-columns-repeated="12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EMULSION POLYMERIZATION</text:p>
          </table:table-cell>
          <table:table-cell table:style-name="Default"/>
          <table:table-cell table:number-columns-repeated="12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EMULSION POLYMERIZATION ADHESIVES</text:p>
          </table:table-cell>
          <table:table-cell table:style-name="Default"/>
          <table:table-cell table:number-columns-repeated="12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INDUSTRIAL PAINT</text:p>
          </table:table-cell>
          <table:table-cell table:style-name="Default"/>
          <table:table-cell table:number-columns-repeated="12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LACQUER ADHESIVES</text:p>
          </table:table-cell>
          <table:table-cell table:style-name="Default"/>
          <table:table-cell table:number-columns-repeated="12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PAINT - OTHER</text:p>
          </table:table-cell>
          <table:table-cell table:style-name="Default"/>
          <table:table-cell table:number-columns-repeated="12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ROOF COATINGS</text:p>
          </table:table-cell>
          <table:table-cell table:style-name="Default"/>
          <table:table-cell table:number-columns-repeated="12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SURFACTANTS AND EMUL</text:p>
          </table:table-cell>
          <table:table-cell table:style-name="Default"/>
          <table:table-cell table:number-columns-repeated="12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WOOD LACQUERS</text:p>
          </table:table-cell>
          <table:table-cell table:style-name="Default"/>
          <table:table-cell table:number-columns-repeated="12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8" office:value-type="string" calcext:value-type="string">
            <text:p> </text:p>
          </table:table-cell>
          <table:table-cell table:style-name="ce10" office:value-type="string" calcext:value-type="string">
            <text:p>WOOD PRESERVATIVES</text:p>
          </table:table-cell>
          <table:table-cell table:style-name="Default"/>
          <table:table-cell table:number-columns-repeated="12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number-columns-repeated="2" table:style-name="ce2" office:value-type="string" calcext:value-type="string">
            <text:p> </text:p>
          </table:table-cell>
          <table:table-cell table:style-name="Default"/>
          <table:table-cell table:number-columns-repeated="13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3" office:value-type="string" calcext:value-type="string">
            <text:p>PerformanceSPECIALTIES</text:p>
          </table:table-cell>
          <table:table-cell table:style-name="ce9" office:value-type="string" calcext:value-type="string">
            <text:p>ADHESIVES</text:p>
          </table:table-cell>
          <table:table-cell table:number-columns-repeated="13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ADVANCED CERAMICS</text:p>
          </table:table-cell>
          <table:table-cell table:number-columns-repeated="13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BATTERIES</text:p>
          </table:table-cell>
          <table:table-cell table:number-columns-repeated="13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CABLES</text:p>
          </table:table-cell>
          <table:table-cell table:number-columns-repeated="13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CERAMICS</text:p>
          </table:table-cell>
          <table:table-cell table:number-columns-repeated="13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CIVIL ENGINEERING</text:p>
          </table:table-cell>
          <table:table-cell table:number-columns-repeated="13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COMPETITION</text:p>
          </table:table-cell>
          <table:table-cell table:number-columns-repeated="13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ELECTRONICS</text:p>
          </table:table-cell>
          <table:table-cell table:number-columns-repeated="13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EMULSIONS</text:p>
          </table:table-cell>
          <table:table-cell table:number-columns-repeated="13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EXPLOSIVES</text:p>
          </table:table-cell>
          <table:table-cell table:number-columns-repeated="13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INKS &amp; PRINTING</text:p>
          </table:table-cell>
          <table:table-cell table:number-columns-repeated="13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MEMBRANES</text:p>
          </table:table-cell>
          <table:table-cell table:number-columns-repeated="13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METAL PROCESSING</text:p>
          </table:table-cell>
          <table:table-cell table:number-columns-repeated="13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MINERAL SLURRIES</text:p>
          </table:table-cell>
          <table:table-cell table:number-columns-repeated="13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MINING</text:p>
          </table:table-cell>
          <table:table-cell table:number-columns-repeated="13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OTHER</text:p>
          </table:table-cell>
          <table:table-cell table:number-columns-repeated="13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PAINT REMOVERS</text:p>
          </table:table-cell>
          <table:table-cell table:number-columns-repeated="13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PAPER COATINGS</text:p>
          </table:table-cell>
          <table:table-cell table:number-columns-repeated="13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PLASTIC ADDITIVES</text:p>
          </table:table-cell>
          <table:table-cell table:number-columns-repeated="13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PULP &amp; PAPER</text:p>
          </table:table-cell>
          <table:table-cell table:number-columns-repeated="13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REFINERY ADDITIVES</text:p>
          </table:table-cell>
          <table:table-cell table:number-columns-repeated="13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RUBBER</text:p>
          </table:table-cell>
          <table:table-cell table:number-columns-repeated="13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SPECIALTY COATINGS</text:p>
          </table:table-cell>
          <table:table-cell table:number-columns-repeated="13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SUSPENSION POLYMERIZATION</text:p>
          </table:table-cell>
          <table:table-cell table:number-columns-repeated="13" office:value-type="string" calcext:value-type="string">
            <text:p> </text:p>
          </table:table-cell>
        </table:table-row>
        <table:table-row table:style-name="ro2">
          <table:table-cell table:number-columns-repeated="2"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TEXTILES &amp; LEATHER</text:p>
          </table:table-cell>
          <table:table-cell table:style-name="Default" table:number-columns-repeated="13"/>
        </table:table-row>
        <table:table-row table:style-name="ro2">
          <table:table-cell table:style-name="Default" table:number-columns-repeated="2"/>
          <table:table-cell/>
          <table:table-cell table:style-name="ce6"/>
          <table:table-cell office:value-type="string" calcext:value-type="string">
            <text:p>TISSUES &amp; TOWEL</text:p>
          </table:table-cell>
          <table:table-cell table:style-name="Default" table:number-columns-repeated="13"/>
        </table:table-row>
        <table:table-row table:style-name="ro2">
          <table:table-cell table:style-name="Default" table:number-columns-repeated="2"/>
          <table:table-cell/>
          <table:table-cell table:style-name="ce6"/>
          <table:table-cell office:value-type="string" calcext:value-type="string">
            <text:p>TOBACCO</text:p>
          </table:table-cell>
          <table:table-cell table:style-name="Default" table:number-columns-repeated="13"/>
        </table:table-row>
        <table:table-row table:style-name="ro2">
          <table:table-cell table:style-name="Default" table:number-columns-repeated="2"/>
          <table:table-cell/>
          <table:table-cell table:style-name="ce6"/>
          <table:table-cell office:value-type="string" calcext:value-type="string">
            <text:p>WELDING RODS</text:p>
          </table:table-cell>
          <table:table-cell table:style-name="Default" table:number-columns-repeated="13"/>
        </table:table-row>
        <table:table-row table:style-name="ro2">
          <table:table-cell table:style-name="Default" table:number-columns-repeated="2"/>
          <table:table-cell/>
          <table:table-cell table:style-name="ce4"/>
          <table:table-cell table:style-name="ce10" office:value-type="string" calcext:value-type="string">
            <text:p>WOODCARE</text:p>
          </table:table-cell>
          <table:table-cell table:style-name="Default" table:number-columns-repeated="13"/>
        </table:table-row>
        <table:table-row table:style-name="ro2" table:number-rows-repeated="4">
          <table:table-cell table:style-name="Default" table:number-columns-repeated="2"/>
          <table:table-cell table:number-columns-repeated="2"/>
          <table:table-cell table:style-name="Default" table:number-columns-repeated="14"/>
        </table:table-row>
        <table:table-row table:style-name="ro3" table:number-rows-repeated="28">
          <table:table-cell table:style-name="Default" table:number-columns-repeated="2"/>
          <table:table-cell table:number-columns-repeated="2"/>
          <table:table-cell table:style-name="Default" table:number-columns-repeated="14"/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 </text:p>
          </table:table-cell>
          <table:table-cell table:style-name="Default" table:number-columns-repeated="13"/>
        </table:table-row>
        <table:table-row table:style-name="ro3" table:number-rows-repeated="13">
          <table:table-cell table:style-name="Default" table:number-columns-repeated="2"/>
          <table:table-cell table:number-columns-repeated="2"/>
          <table:table-cell table:style-name="Default" table:number-columns-repeated="14"/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 </text:p>
          </table:table-cell>
          <table:table-cell table:style-name="Default" table:number-columns-repeated="13"/>
        </table:table-row>
        <table:table-row table:style-name="ro3" table:number-rows-repeated="25">
          <table:table-cell table:style-name="Default" table:number-columns-repeated="2"/>
          <table:table-cell table:number-columns-repeated="2"/>
          <table:table-cell table:style-name="Default" table:number-columns-repeated="14"/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 </text:p>
          </table:table-cell>
          <table:table-cell table:style-name="Default" table:number-columns-repeated="13"/>
        </table:table-row>
      </table:table>
      <table:table table:name="Manual Fields" table:style-name="ta1">
        <table:table-column table:style-name="co6" table:default-cell-style-name="Default"/>
        <table:table-column table:style-name="co7" table:default-cell-style-name="Default"/>
        <table:table-column table:style-name="co1" table:number-columns-repeated="16" table:default-cell-style-name="Default"/>
        <table:table-column table:style-name="co5" table:number-columns-repeated="7" table:default-cell-style-name="Default"/>
        <table:table-row table:style-name="ro5">
          <table:table-cell office:value-type="string" calcext:value-type="string">
            <text:p>OPPORTUNITY OWNER</text:p>
          </table:table-cell>
          <table:table-cell office:value-type="string" calcext:value-type="string">
            <text:p>Opportunity Owner </text:p>
            <text:p>(Ashland Account Rep)</text:p>
          </table:table-cell>
          <table:table-cell table:number-columns-repeated="23"/>
        </table:table-row>
        <table:table-row table:style-name="ro5" table:number-rows-repeated="5">
          <table:table-cell table:number-columns-repeated="25"/>
        </table:table-row>
        <table:table-row table:style-name="ro5">
          <table:table-cell office:value-type="string" calcext:value-type="string">
            <text:p>ASI - MATERIAL &amp; REVENUE INFORMATION</text:p>
          </table:table-cell>
          <table:table-cell office:value-type="string" calcext:value-type="string">
            <text:p>ASI PRODUCT FULL NAME</text:p>
            <text:p>(MATERIAL WITH GRADE)</text:p>
          </table:table-cell>
          <table:table-cell table:number-columns-repeated="23"/>
        </table:table-row>
        <table:table-row table:style-name="ro5">
          <table:table-cell office:value-type="string" calcext:value-type="string">
            <text:p>ASI - MATERIAL &amp; REVENUE INFORMATION</text:p>
          </table:table-cell>
          <table:table-cell office:value-type="string" calcext:value-type="string">
            <text:p>UOM</text:p>
            <text:p>(Unit of Measure)</text:p>
          </table:table-cell>
          <table:table-cell table:number-columns-repeated="23"/>
        </table:table-row>
        <table:table-row table:style-name="ro5">
          <table:table-cell office:value-type="string" calcext:value-type="string">
            <text:p>ASI - MATERIAL &amp; REVENUE INFORMATION</text:p>
          </table:table-cell>
          <table:table-cell office:value-type="string" calcext:value-type="string">
            <text:p>PRODUCT QUANTITY</text:p>
            <text:p>Per Annum ( Kg / lb)</text:p>
          </table:table-cell>
          <table:table-cell table:number-columns-repeated="23"/>
        </table:table-row>
        <table:table-row table:style-name="ro5">
          <table:table-cell office:value-type="string" calcext:value-type="string">
            <text:p>ASI - MATERIAL &amp; REVENUE INFORMATION</text:p>
          </table:table-cell>
          <table:table-cell office:value-type="string" calcext:value-type="string">
            <text:p>PRODUCT PRICE</text:p>
            <text:p>(USD per Kg / lb)</text:p>
          </table:table-cell>
          <table:table-cell table:number-columns-repeated="23"/>
        </table:table-row>
        <table:table-row table:style-name="ro5">
          <table:table-cell office:value-type="string" calcext:value-type="string">
            <text:p>COMPETITION DETAILS</text:p>
          </table:table-cell>
          <table:table-cell office:value-type="string" calcext:value-type="string" table:number-columns-spanned="2" table:number-rows-spanned="1">
            <text:p>Competitor Name &amp; Related Information</text:p>
          </table:table-cell>
          <table:covered-table-cell/>
          <table:table-cell/>
          <table:table-cell table:number-columns-spanned="2" table:number-rows-spanned="1"/>
          <table:covered-table-cell/>
          <table:table-cell table:number-columns-spanned="4" table:number-rows-spanned="1"/>
          <table:covered-table-cell table:number-columns-repeated="3"/>
          <table:table-cell table:number-columns-repeated="10"/>
          <table:table-cell table:number-columns-spanned="4" table:number-rows-spanned="1"/>
          <table:covered-table-cell table:number-columns-repeated="3"/>
          <table:table-cell/>
        </table:table-row>
        <table:table-row table:style-name="ro5">
          <table:table-cell office:value-type="string" calcext:value-type="string" table:number-columns-spanned="1" table:number-rows-spanned="2">
            <text:p>OPPORTUNITY RESULTS INFORMATION (other reason)</text:p>
          </table:table-cell>
          <table:table-cell office:value-type="string" calcext:value-type="string" table:number-columns-spanned="1" table:number-rows-spanned="2">
            <text:p>Results Description </text:p>
            <text:p>(provide only for option OTHER from Previous column)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table:number-columns-spanned="1" table:number-rows-spanned="2"/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5">
          <table:covered-table-cell office:value-type="string" calcext:value-type="string">
            <text:p>DATE format MM/DD/YYYY-(Example: 10/22/2015 for OCT 22, 2015)</text:p>
          </table:covered-table-cell>
          <table:covered-table-cell office:value-type="string" calcext:value-type="string">
            <text:p>Actual Decision Date</text:p>
            <text:p>(Won / Lost Status only)</text:p>
          </table:covered-table-cell>
          <table:covered-table-cell table:number-columns-repeated="11"/>
          <table:table-cell table:number-columns-repeated="3"/>
          <table:covered-table-cell/>
          <table:table-cell/>
          <table:covered-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NZ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$</loext:text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number:number number:decimal-places="2" loext:min-decimal-places="2" number:min-integer-digits="1"/>
      <number:text> </number:text>
    </number:number-style>
    <number:number-style style:name="N141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1P0"/>
    </number:number-style>
    <number:number-style style:name="N142">
      <number:number number:decimal-places="0" loext:min-decimal-places="0" number:min-integer-digits="1"/>
      <number:text>  KG</number:text>
    </number:number-style>
    <number:date-style style:name="N144P0" style:volatile="true">
      <number:month/>
      <number:text>/</number:text>
      <number:day/>
      <number:text>/</number:text>
      <number:year/>
    </number:date-style>
    <number:text-style style:name="N144">
      <number:text-content/>
      <style:map style:condition="value()&gt;=0" style:apply-style-name="N144P0"/>
    </number:text-style>
    <number:date-style style:name="N146P0" style:volatile="true">
      <number:month/>
      <number:text>/</number:text>
      <number:day/>
      <number:text>/</number:text>
      <number:year number:style="long"/>
    </number:date-style>
    <number:text-style style:name="N146">
      <number:text-content/>
      <style:map style:condition="value()&gt;=0" style:apply-style-name="N146P0"/>
    </number:text-style>
    <number:date-style style:name="N10109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NZ">
      <number:day/>
      <number:text>-</number:text>
      <number:month number:textual="true"/>
      <number:text>-</number:text>
      <number:year/>
    </number:date-style>
    <number:date-style style:name="N10111" number:language="en" number:country="NZ">
      <number:day/>
      <number:text>-</number:text>
      <number:month number:textual="true"/>
    </number:date-style>
    <number:date-style style:name="N10112" number:language="en" number:country="NZ">
      <number:month number:textual="true"/>
      <number:text>-</number:text>
      <number:year/>
    </number:date-style>
    <number:time-style style:name="N10113" number:language="en" number:country="NZ">
      <number:hours/>
      <number:text>:</number:text>
      <number:minutes number:style="long"/>
      <number:text> </number:text>
      <number:am-pm/>
    </number:time-style>
    <number:time-style style:name="N10114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NZ">
      <number:hours/>
      <number:text>:</number:text>
      <number:minutes number:style="long"/>
    </number:time-style>
    <number:time-style style:name="N10116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2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 style:data-style-name="N2" text:time-value="11:21:32.1205188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09:51:57.434037949</meta:creation-date>
    <dc:date>2015-11-30T14:46:17.314605267</dc:date>
    <meta:editing-duration>PT1H13M1S</meta:editing-duration>
    <meta:editing-cycles>20</meta:editing-cycles>
    <meta:generator>LibreOffice/5.0.3.2$Linux_X86_64 LibreOffice_project/00m0$Build-2</meta:generator>
    <meta:document-statistic meta:table-count="3" meta:cell-count="4617" meta:object-count="0"/>
  </office:meta>
</office:document-meta>
</file>